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style:line-height-at-least="0.2361in"/>
      <style:text-properties style:font-name="PingFang TC" fo:font-size="12.0pt" fo:color="#ffffff" fo:background-color="#65916a"/>
    </style:style>
    <style:style style:name="P5" style:family="paragraph" style:parent-style-name="Standard">
      <style:paragraph-properties fo:margin-bottom="0.1667in" style:line-height-at-least="0.2361in"/>
      <style:text-properties style:font-name="PingFang TC" fo:font-size="12.0pt" fo:color="#000000" fo:background-color="#868686"/>
    </style:style>
    <style:style style:name="P6"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一隻狗的思考 | 2004.12.31 08:32 | </text:span><text:span text:style-name="T2">#</text:span></text:p>
      <text:p text:style-name="P2"><text:span text:style-name="T1">講得很棒。</text:span></text:p>
      <text:p text:style-name="P2"><text:span text:style-name="T1">只是，什麼是愛的連結？</text:span></text:p>
      <text:p text:style-name="P2"><text:span text:style-name="T1">我們寫文章，是為了前者，還是為了後者。</text:span></text:p>
      <text:p text:style-name="P2"><text:span text:style-name="T1">如果只是為了後者，這種人類生活真是太無趣了；如果只有前者，那我們根本活不下去。</text:span></text:p>
      <text:p text:style-name="P2"><text:span text:style-name="T1">愛，這個字，在華人社會，我們在日常生活裡並不常常說它，可是在某些世界裡，我們卻似乎很容易[就這樣給它愛下去]，大大小小的日常活動，都要給它有大大小小的愛的連結。</text:span></text:p>
      <text:p text:style-name="P2"><text:span text:style-name="T1">這些事並不麻煩，也不令人特別頭疼，它只是會日積月累的侵蝕一些東西，長長久久之後，我們大概實踐愛的程度，會跟吹泡泡糖一樣，瞬間快感，如風而去。</text:span></text:p>
      <text:p text:style-name="P2"><text:span text:style-name="T1">附帶一提的是，我想沒有人能勝過死亡。</text:span></text:p>
      <text:p text:style-name="P2"><text:span text:style-name="T1">huang ching hui</text:span><text:span text:style-name="T3"><text:line-break/></text:span><text:span text:style-name="T1">-----------------------------------------</text:span><text:span text:style-name="T3"><text:line-break/></text:span><text:span text:style-name="T1">2004.12.30　 中時晚報 中晚社評</text:span><text:span text:style-name="T3"><text:line-break/><text:line-break/></text:span><text:span text:style-name="T1">走過人間苦難 重建愛的連結</text:span></text:p>
      <text:p text:style-name="P2"><text:span text:style-name="T1">「大地震迅速摧毀最古老的組織，連象徵一切固定事物的地球，也只像是液體上方的一層薄殼，在我們的腳底下流動」，達爾文說：「一秒鐘的地震在我們心中所營造的驚慌效果，遠遠超過幾個鐘頭的沈思」。不，不只是幾個鐘頭，而是好幾天，好幾個月，以至於好多、好多年。</text:span><text:span text:style-name="T3"><text:line-break/></text:span><text:span text:style-name="T1">因地震而引發的南亞大海嘯將成為人類一個深而且痛的記憶、一個共同的記憶。在西方人最重視的聖誕節假期、在東方的渡假島上，北國遊客正追逐著南方的陽光，渾然未覺地、猛然間，惡浪衝來，10個國家受創，數十個國家的國民受難，之後，聯合國指揮調度規模最大、動員國家最多的國際救難行動…地球上近半數的國家都和這次災難有關係，比一戰、二戰，牽涉更多、更廣。</text:span></text:p>
      <text:p text:style-name="P2"><text:span text:style-name="T1">再加上傳播科技的進步，災難成為一個無疆界的同步經驗。頭一次，人類在大自然面前，在苦難面前，深深感受到彼此命運的休戚與共；頭一次，人類知道，所謂的蝴蝶效應不只是地理性的，也是情感性的，當印度洋的海水狂亂捲起，無論在地球的哪一端，都再也不能平靜；當無數孩童已然冰冷的身體出現在媒體前，全世界的母親，心都一起碎了，淚，也流乾了…無論是哪一種死亡，本來都是苦境，然而，瞬間的死亡，還沒有來得及長大的死亡，最是教人哀慟、不捨。</text:span><text:span text:style-name="T3"><text:line-break/></text:span><text:span text:style-name="T1">一切，如閃電，如鬼雷，讓人全無防備。</text:span><text:span text:style-name="T3"><text:line-break/></text:span><text:span text:style-name="T1">從遊客拍攝的旅遊影片來看，巨變之前，海碧天藍、笑語喧騰，渡假島上慣有的慵懶歡樂氣息飄揚在空氣中；親密的伴侶，牽著手，正要出海；天真的孩子，拉著父母，正要戲水；三五好友，舉著杯，正要歡飲；幸福的畫面卻在此停格。</text:span><text:span text:style-name="T3"><text:line-break/></text:span><text:span text:style-name="T1">天堂到地獄，一步之遙。高昂的笑聲頓時由悽厲的呼救所取代，浪裡白條變成與海浪賽跑，大自然天威難測，人們只能用力地跑、拚命地跑；哀痛的是，在精疲力盡後，許多人的眼前只能一黑，任著漫天鋪地的海水帶去無涯無名之地；天搖地動、移山倒海、土地飄移，我們都如達爾文，本來始終相信地球存在著某種永恆，然而有那麼一刻，地球的轉動卻以人類或許未能覺察的改變，慢了下來，而上帝發出了嘆息。</text:span><text:span text:style-name="T3"><text:line-break/></text:span><text:span text:style-name="T1">許多海灘遊客見到南亞第一波浪潮，還以觀濤的心情趨之若鶩，及至第二個大浪襲來，才知是生命告別的時刻到來；第一波浪頭捲起海中魚蝦，孩子們奔跑撿拾，第二波捲起，孩子卻再也跑不過命運。這是為什麼這麼多孩子在這次災難裡喪生的理由之一。</text:span><text:span text:style-name="T3"><text:line-break/></text:span><text:span text:style-name="T1">但請不要責怪這些好奇的人，不要責怪這些雀躍的孩童，「因為他們所做的他們不知道」──然而，大部分的我們，誰又能知道？進入21世紀，愈來愈多天災是以「百年首見」的姿態衝擊人類：百年首見的冬颱，百年首見的雨水，百年首見的地震規模…人類所見所知多麼有限！因此，我們再次明白，對不可知的大自然，人類必須學會更謙卑與更寬容；也明白，苦難之後，惟有更多、更深的愛的連結，我們才有可能撫平傷痛、抹去眼淚，並且，勝過死亡。</text:span></text:p>
      <text:p text:style-name="P1"><text:span text:style-name="T1">沒有人能使我離開音樂 | 2004.12.31 04:29 | </text:span><text:span text:style-name="T2">#</text:span></text:p>
      <text:p text:style-name="P3"><text:span text:style-name="T1">WHO 講得很對,善意是好的,但善意卻不一定導致善的結果,許多時候,"善意正是通往地獄之路".</text:span></text:p>
      <text:p text:style-name="P3"><text:span text:style-name="T1">曾經在英國電視上看到一個節目,訪問一些英國學童的志向,其中一位竟然說他將來想要去國外 "教化那些野蠻的 (有色)人種" (它馬的難道白人沒有顏色?而是透明人?)這小孩當然是善意,但他的善意卻建立在錯誤甚至邪惡的扭曲誤解上.</text:span></text:p>
      <text:p text:style-name="P3"><text:span text:style-name="T1">空中英語教室說不但要教英文,也要教品格,類似這種自以為是的心態,西方社會俯拾皆是.他們總以為自己是一切文明典範的標竿,他們以為讓小孩子提早結束童年,提早開始玩弄漂亮優雅字眼和表情動作,提早開始穿西裝打領帶,提早開始爾虞我詐揣測彼此心機,凡此種種,就意味著文明. 他們就是看不慣邊走邊吃,看不慣穿拖鞋穿短褲出門,看不慣像董事長這樣滿頭亂髮,看不慣像台灣山裏的小孩那樣用手抓食物,赤著腳光著屁股東奔西竄.</text:span></text:p>
      <text:p text:style-name="P3"><text:span text:style-name="T1">每次看我所屬的這個KING'S COLLEGE,看到一些不過小學三四年級的小男生小女生,個個穿西裝打領帶,了無生趣地排隊走過校園,就讓我感到一陣心寒.沒有調皮純真胡作非為的童年,還叫童年嗎?</text:span></text:p>
      <text:p text:style-name="P3"><text:span text:style-name="T1">經常看到一些不過小學五六年級或更小的英國女生,穿的都是大人的衣服,只不過是SIZE 小一號而已,甚至穿高跟鞋或塗脂抹粉,感覺很怪異. 她們或她們的家長難道不知道童顏就是最好的顏色? 還需要什麼化妝粉或口紅嗎?她們的身高或身材,需要急著用高跟鞋來矯正嗎?</text:span></text:p>
      <text:p text:style-name="P3"><text:span text:style-name="T1">不過,儘管如此不以為然,我也不會真的想要教化英國人,畢竟我並沒有比他們高一等,他們有他們的文化社會和品味,我有我的,誰也不該想 "教化" 誰.</text:span></text:p>
      <text:p text:style-name="P3"><text:span text:style-name="T1">醫學上的小兒科,有句話說得很對,當你面對一個小病人時,你應該知道 "兒童並不是小一號的大人". 不管是用藥處方檢查或開刀等等,兒童與大人的差別並不光只是 "尺寸".</text:span></text:p>
      <text:p text:style-name="P3"><text:span text:style-name="T1">兒童有兒童的世界,大人不要隨便去干擾或改變,這些干擾,當然都是以愛之名,但是,愛卻不一定帶來好的結果.</text:span></text:p>
      <text:p text:style-name="P3"><text:span text:style-name="T1">助人也一樣,生平最怕那種內分泌很發達的人,"感動" 的情緒來時,赴湯蹈火在所不辭,一旦感動過了,宛如陌路,不再聞問.每當有一些新聞事件發生時 (比如美國侵略伊拉克),表現 "愛心" 或 "悲憫" 情操的 "寫作文" 機會就來了,講都講得很龐大很動聽,但是,這種內分泌往往瞬間即過,無影無蹤, 直到下一個新聞事件的來臨.</text:span></text:p>
      <text:p text:style-name="P3"><text:span text:style-name="T1">很多志工也是這樣,情緒亢奮時一窩蜂,"熱心" 得不得了,但幾天後,勁頭過了,內分泌回到正常值了,原本負責的義務工作就開始不當一回事,敷衍了事.</text:span></text:p>
      <text:p text:style-name="P3"><text:span text:style-name="T1">十一年前的某個晚上,在淡水, 劉峰松跟我們談到一個道理,讓我一直深深記得. 他講了一個帶有日本味的辭, 叫做 "篤志者",意思是說那些終其一生不曾忘懷某個感情,專心一致在某一件事情上的人. 別人能理解他也好,不能理解也罷,世俗給他名聲也好,給他污名也罷,反正他就是須臾不離開他所眷顧的那個人事物.</text:span></text:p>
      <text:p text:style-name="P3"><text:span text:style-name="T1">劉老師這一席話,讓我挺感動,這麼多年來,"篤志者" 三個字經常就會浮現在我心裏.這就像坐黑牢坐了十八年的音樂家王洛賓說的那些話: "我心裏有一架鋼琴,無時不在演奏樂曲,手斷了,心還在彈,沒有人能使我離開音樂".</text:span></text:p>
      <text:p text:style-name="P3"><text:span text:style-name="T1">至於南亞地震一事,助人方法更是個問題,我不是要潑冷水,但我也很懷疑一堆缺乏類似經驗的醫護人員湧入現場,僅憑著 "愛心" 去到那樣一個語言不通一出門就迷路的異國它鄉,如何助人? 恐怕是泥菩薩過江自身難保吧? 甚至徒然增加他人負擔.</text:span></text:p>
      <text:p text:style-name="P3"><text:span text:style-name="T1">我看台灣現在好像有什麼替代役,比方說醫學生可以申請到海外從事 "醫療服務", 可以做為一種兵役(我沒理解錯吧?). 諸如這樣一種宣揚得好像很偉大很有什麼愛心的事情,我是挺不以為然,甚至感到很厭惡,個人方面,濃濃的虛榮味道, 政治方面則是利害算計. 至於所作所為,就算有那麼一點幫助,也根本微不足道,但卻拿來膨漲宣揚往自己臉上貼金,就跟 "教英語也要教品格" 的老外心態一樣.</text:span></text:p>
      <text:p text:style-name="P3"><text:span text:style-name="T1">胡說八道幾句,僅供參考.不是要潑冷水,也不是講風涼話,請別誤會.</text:span></text:p>
      <text:p text:style-name="P3"><text:span text:style-name="T1">陳真 2004. 12. 30.</text:span></text:p>
      <text:p text:style-name="P3"><text:span text:style-name="T1">http://tw.news.yahoo.com/041230/43/1bx7e.html</text:span></text:p>
      <text:p text:style-name="P3"><text:span text:style-name="T1">中央社 2004 / 12 / 30 (星期四)</text:span><text:span text:style-name="T3"><text:line-break/><text:line-break/><text:line-break/></text:span><text:span text:style-name="T1">南亞海嘯救難 世衛指派遣醫療小組不適切</text:span><text:span text:style-name="T3"><text:line-break/><text:line-break/></text:span><text:span text:style-name="T1">【中央社 記者呂志翔日內瓦三十日專電】 南亞大海嘯(新聞、網站)災情慘重，台灣將籌組百人以上的醫療團前往災區救助，但世界衛生組織（WHO）指出，派遣醫療團隊前往災區是「不適切」的行動，WHO發言人進一步指出，不建議外國醫療人員或團隊前往災區是WHO的一貫政策。</text:span><text:span text:style-name="T3"><text:line-break/><text:line-break/></text:span><text:span text:style-name="T1">南亞地震(新聞、網站)、海嘯已造成八萬人死亡，全球展開空前救援行動，台灣除將捐助五百萬美元外，並將派遣龐大醫療團前往災區，實地進行醫療救助工作。</text:span></text:p>
      <text:p text:style-name="P3"><text:span text:style-name="T1">但WHO在其救災指導原則中建議各國，不要派遣醫療及醫護人員或團隊，並指此為一不適切的行動。</text:span></text:p>
      <text:p text:style-name="P3"><text:span text:style-name="T1">WHO說，當這些醫療團隊抵達災區時可能已是緩不濟急，當地及臨近地區的衛生設施及服務，是對災民進行緊急醫療照顧最理想的途徑。</text:span></text:p>
      <text:p text:style-name="P3"><text:span text:style-name="T1">一位WHO發言人進一步解釋，除了時效因素，就中、長期而言，外來的醫護人員及協助反而會降低當地的醫療體系能力，因此，WHO一向不鼓勵外國派遣醫療人員前往災區。</text:span></text:p>
      <text:p text:style-name="P3"><text:span text:style-name="T1">她承認，WHO沒有立場反對各國的救援行動，只能根據專業經驗與技術，提出建議。</text:span></text:p>
      <text:p text:style-name="P3"><text:span text:style-name="T1">WHO也建議不要運送野戰醫院、家庭醫藥或處方、如帳篷等臨時避難設備到災區，並認為這些都是不適切的行動。</text:span></text:p>
      <text:p text:style-name="P3"><text:span text:style-name="T1">WHO並強調，除非有明確的需求證據，捐助國不要單方面決定資源分配。</text:span></text:p>
      <text:p text:style-name="P3"><text:span text:style-name="T1">但WHO對於搜救人員則有另一套標準。WHO表示，搜救任務明確，並具迫切性，WHO不反對各國派遣搜救人員前往災區。931230</text:span><text:span text:style-name="T3"><text:line-break/></text:span></text:p>
      <text:p text:style-name="P1"><text:span text:style-name="T1">怡靜 | 2004.12.30 10:40 | </text:span><text:span text:style-name="T2">#</text:span></text:p>
      <text:p text:style-name="P2"><text:span text:style-name="T1">陳真提到的台灣世界展望會 15752467(戶名為台灣世界展望會，並請註明「飢餓三十國際緊急救援—南亞地震海嘯救援」)。這個是郵政劃撥帳號。</text:span><text:span text:style-name="T3"><text:line-break/></text:span><text:span text:style-name="T1">關於一些救援或捐款的情況，可上</text:span><text:a xlink:type="simple" xlink:href="http://www.worldvision.org.tw/"><text:span text:style-name="T2">世界展望會</text:span></text:a><text:span text:style-name="T3"><text:line-break/></text:span><text:a xlink:type="simple" xlink:href="http://www.redcross.org.tw/"><text:span text:style-name="T2">中華民國紅十字會總會</text:span></text:a><text:span text:style-name="T3"><text:line-break/></text:span></text:p>
      <text:p text:style-name="P1"><text:span text:style-name="T1">捐給世界展望會吧 | 2004.12.30 09:32 | </text:span><text:span text:style-name="T2">#</text:span></text:p>
      <text:p text:style-name="P3"><text:span text:style-name="T1">台灣世界展望會 15752467(飢餓三十國際人道救援:南亞地震救援)</text:span></text:p>
      <text:p text:style-name="P3"><text:span text:style-name="T1">朋友傳給我這個資料,但我不知道這號碼是什麼?肯定有人知道吧? 可否說明一下. 多謝.</text:span></text:p>
      <text:p text:style-name="P3"><text:span text:style-name="T1">我蠻信任世界展望會,十多年前曾是這團體的志工,也認捐了幾個小孩.</text:span></text:p>
      <text:p text:style-name="P3"><text:span text:style-name="T1">至於除了捐錢之外,還能做什麼,我也不清楚國內狀況.</text:span></text:p>
      <text:p text:style-name="P3"><text:span text:style-name="T1">陳真</text:span></text:p>
      <text:p text:style-name="P1"><text:span text:style-name="T1">huang ching hei | 2004.12.30 03:28 | </text:span><text:span text:style-name="T2">#</text:span></text:p>
      <text:p text:style-name="P2"><text:span text:style-name="T1">募款團體很多，我想捐錢，不知道可以怎麼做？</text:span><text:span text:style-name="T3"><text:line-break/></text:span><text:span text:style-name="T1">除了捐錢，我們還可以怎麼做？</text:span><text:span text:style-name="T3"><text:line-break/></text:span><text:span text:style-name="T1">_________________________________</text:span><text:span text:style-name="T3"><text:line-break/></text:span><text:span text:style-name="T1">救援12災國 史上最複雜</text:span><text:span text:style-name="T3"><text:line-break/></text:span><text:span text:style-name="T1">(蘋果日報 2004/12/29)</text:span></text:p>
      <text:p text:style-name="P2"><text:span text:style-name="T1">【綜合報導】南亞的地震及大海嘯導致該區及東南亞以至東非十二個國家受災，截至昨天聯合國及主要西方國家，已承諾投入逾千億元新台幣賑災，國際及我國的救援組織昨紛紛趕赴災區展開可能是史上最大規模和最複雜的救援工作。聯合國形容這次災難「史無前例」，估計損失高達「數以十億計美元」。</text:span><text:span text:style-name="T3"><text:line-break/></text:span><text:span text:style-name="T1">國際救援組織以往一般處理一、兩個災區，但這次有十二個災區等待救援。國際紅十字會指南亞三國逾百萬人無家可歸，得夜以繼日協助災民；聯合國指災區近日內可能爆發疫情，將向印尼亞齊省約五十萬人提供緊急援助。</text:span><text:span text:style-name="T3"><text:line-break/></text:span><text:span text:style-name="T1">聯合國官員說，目前不少災區通訊系統仍受干擾，要評估災情、向災區運送救援物資是一大挑戰，且分秒必爭，否則將有愈來愈多人餓死或病死。</text:span><text:span text:style-name="T3"><text:line-break/><text:line-break/></text:span><text:span text:style-name="T1">我救援組織紛施援</text:span><text:span text:style-name="T3"><text:line-break/></text:span><text:span text:style-name="T1">我國救援組織動員人力物力前進災區。包括紅十字會、台灣世界展望會、法鼓山基金會等團體，昨與北市消防局救難人員組成先遣小組，帶著首批帳棚、藥品、乾糧等總重達三點五噸的救援物資前往印尼棉蘭勘災救難。</text:span><text:span text:style-name="T3"><text:line-break/></text:span><text:span text:style-name="T1">世界展望會公關組長楊惠萍昨表示，災後重建計劃尚需新台幣四千萬元的經費。許多台灣民眾得知災情後，紛洽展望會表達願意出錢出力，令人感動。</text:span><text:span text:style-name="T3"><text:line-break/></text:span><text:span text:style-name="T1">中華民國紅十字會秘書長郝龍斌表示，國際紅十字會已發起全球募款，初步目標為新台幣兩億元。</text:span><text:span text:style-name="T3"><text:line-break/></text:span><text:span text:style-name="T1">此外，慈濟基金會也由疫情專家、慈濟醫院副院長王立信帶領十七名內外科醫師所組成的賑災團，將於今天下午前往受災最嚴重的斯里蘭卡進行義診。蘋果日報慈善基金會也呼籲民眾發揮人道關懷精神，踴躍捐輸愛心。</text:span><text:span text:style-name="T3"><text:line-break/><text:line-break/></text:span></text:p>
      <text:p text:style-name="P1"><text:span text:style-name="T1">董事長 | 2004.12.27 23:45 | </text:span><text:span text:style-name="T2">#</text:span></text:p>
      <text:p text:style-name="P3"><text:span text:style-name="T1">寫錯了,我是要寫落 "後" 的象徵.</text:span></text:p>
      <text:p text:style-name="P3"><text:span text:style-name="T1">陳董</text:span></text:p>
      <text:p text:style-name="P1"><text:span text:style-name="T1">董事長 | 2004.12.27 23:41 | </text:span><text:span text:style-name="T2">#</text:span></text:p>
      <text:p text:style-name="P2"><text:span text:style-name="T1">呵呵呵...那董事長的品格最不好. 董事長連吃飯都沒吃相,常常是兩腳蹲在椅子上, 而不是坐在椅子上.</text:span></text:p>
      <text:p text:style-name="P2"><text:span text:style-name="T1">西方人就是這樣啦,馬不知臉長.像樓上住兩個英國妹,整天開大音量聽些難聽至極點的 "音樂",不斷重覆幾個單音節, 有夠難聽.常納悶:為什麼每個民族的藝術品味會有這麼大的落差? 很想教化教化英國人,但他們似乎完全沒有病識感,他們總以為船堅炮利或物質豐盛就意味著文明的高度或心靈的深度.</text:span></text:p>
      <text:p text:style-name="P2"><text:span text:style-name="T1">各國有各國的音樂和電影,但是像英國這樣的國家,差不多可以說根本不存在音樂或藝術這回事. 但他們自己肯定不會這麼認為.他們反倒以為文明就是他們的專利.</text:span></text:p>
      <text:p text:style-name="P2"><text:span text:style-name="T1">世界就是這樣,某些方面佔優勢的民族或國家或個人,永遠難以體會他們在其它方面之低落可笑. 燦爛的生命,他們反倒把它看成落伍的象徵.</text:span></text:p>
      <text:p text:style-name="P2"><text:span text:style-name="T1">陳真 2004. 12. 27.</text:span></text:p>
      <text:p text:style-name="P1"><text:span text:style-name="T1">鑑慧 | 2004.12.27 20:00 | </text:span><text:span text:style-name="T2">#</text:span></text:p>
      <text:p text:style-name="P3"><text:span text:style-name="T1">老天, 好像回到十九世紀英帝國高峰期, 四處侵略奪取不夠, 傳教與傳英語不夠, 還要向"野蠻世界"散佈其"高尚"文明!!!</text:span></text:p>
      <text:p text:style-name="P1"><text:span text:style-name="T1">楊世主 | 2004.12.27 13:05 | </text:span><text:span text:style-name="T2">#</text:span></text:p>
      <text:p text:style-name="P2"><text:span text:style-name="T1">習慣自由奔跑，基本禮貌和生活習慣不佳跟品格有什麼關聯？原來這位總經理的品格是這麼一回事。</text:span></text:p>
      <text:p text:style-name="P1"><text:span text:style-name="T1">黃靜慧 | 2004.12.27 02:40 | </text:span><text:span text:style-name="T2">#</text:span></text:p>
      <text:p text:style-name="P3"><text:span text:style-name="T1">這種愛心實在是太沉重了！</text:span></text:p>
      <text:p text:style-name="P3"><text:span text:style-name="T1">山裡的孩子，品格很好啊！</text:span><text:span text:style-name="T3"><text:line-break/></text:span><text:span text:style-name="T1">-----------------------------------------</text:span><text:span text:style-name="T3"><text:line-break/></text:span><text:span text:style-name="T1">在故事中學到好品格也學好英語</text:span><text:span text:style-name="T3"><text:line-break/></text:span><text:span text:style-name="T1">2004/12/26 民生報 ( 文／徐開塵 )</text:span></text:p>
      <text:p text:style-name="P3"><text:span text:style-name="T1">北市基督教救世傳播協會每年提供五百份《空中英語教室》和《大家說英語》雜誌給家扶中心和更生團契的學員，期望藉著學習英語，改變這些青少年的未來。同時聘請外籍老師到玉里和竹山，指導當地老師英語教學，也實際帶領學童學習英語。空中英語教室總經理洪善群說，原本山裡的孩子習慣自由奔跑，基本禮貌和生活習慣不佳，外籍老師教英語也教品格，一年過去，他們的習慣和人生價值都改變了。</text:span><text:span text:style-name="T3"><text:line-break/></text:span><text:span text:style-name="T1">美國年輕教師隆‧克拉克有化腐朽為神奇的本事，總讓放牛班的孩子展現令人另眼相看的成績，證明「優秀是教出來的」。來台推廣英語學習數十年的《空中英語教室》創辦人彭蒙惠，也堅信在父母師長的關注和帶領下，兒童的身心必有顯著成長，因此空中英語教室策畫推出一套「小小實踐家」雙語有聲書，透過說故事的方式，宣揚「優秀的品格是可以培養的」。</text:span><text:span text:style-name="T3"><text:line-break/></text:span><text:span text:style-name="T1">彭蒙惠小時候，父母都會用《聖經》的標準來教導她，要誠實、助人、忍耐、負責……，她覺得自己因此受惠一生，也堅信有正確的價值觀、美好的品格，才是人生最珍貴的資產。因此企畫這套書時，他們期望兒童藉著生活周遭的事，產生認同，進而接受書中傳達的理念。</text:span><text:span text:style-name="T3"><text:line-break/></text:span><text:span text:style-name="T1">首次出版的「小小實踐家」六書，寫出殘障畫家黃美廉彩繪的美麗人生，過動兒阿明如何贏得友誼，威威改變心態因而有個愉快假期，芳芳原諒了媽媽讓自己也開心，認錯的安安最勇敢，東東懂得分享也得到快樂。六個故事都以真人真事撰寫，配上有趣插圖製成繪本，每本書還附有CD和e-BOOK。彭蒙惠期望父母每天給孩子十分鐘，陪伴閱聽，同時教導做人處世正確的觀念。</text:span><text:span text:style-name="T3"><text:line-break/></text:span><text:span text:style-name="T1">洪善群說，很多家長都患了英語焦慮症，惟恐自己的孩子學得比別人慢，這種心態反而造成孩子學習無形的壓力。「學英語最好像玩遊戲，孩子從中得到樂趣，自然會達到效果，這就是彭博士所強調Play in English的觀念。用鼓勵和遊戲讓兒童愛上英文，成為生活的一部分，進而使他們透過英語開啟認識世界的窗。」</text:span><text:span text:style-name="T3"><text:line-break/></text:span><text:span text:style-name="T1">現在兒童英語教材五花八門，但透過說故事來學英語的比例有限。他表示，學前是價值觀、人生態度和習慣養成的關鍵時期，尤其現在所處的社會價值混亂，我們要寄望下一代擁有優良品格，和正確價值觀，就要從現在做起，因此這套書不同於一般出版品，而將「品格教育」放在學英語前面，「學到好品格比學英文更重要。」</text:span><text:span text:style-name="T3"><text:line-break/></text:span></text:p>
      <text:p text:style-name="P1"><text:span text:style-name="T1">圓缺影展在公視 | 2004.12.26 23:43 | </text:span><text:span text:style-name="T2">#</text:span></text:p>
      <text:p text:style-name="P2"><text:span text:style-name="T1">『2004圓缺之間—愛的星光』身心障礙者影展，是由廣青文教基金會主辦，同時也是和公共電視第三度合作，為關懷身心障礙朋友所舉辦的影展。十二月二十七日起，公共電視『變遷中的世界』將推出『圓缺影展』系列，特別為您精選其中三部影片，和我們一同走進身心障礙者的生命，看見綴滿點點愛的星光的悲喜人生。</text:span><text:span text:style-name="T3"><text:line-break/></text:span><text:span text:style-name="T1">2004/12/27-12/30 晚間11：00-12：00 公共電視</text:span><text:span text:style-name="T3"><text:line-break/></text:span><text:span text:style-name="T1">http://www.pts.org.tw/~web02/changing/t41.htm</text:span></text:p>
      <text:p text:style-name="P2"><text:span text:style-name="T1">【我的親骨肉/My Flesh and Blood】</text:span><text:span text:style-name="T3"><text:line-break/></text:span><text:span text:style-name="T1">【在一起的時光/Wellspring】</text:span><text:span text:style-name="T3"><text:line-break/></text:span><text:span text:style-name="T1">【視界大不同/The Way They See You】</text:span></text:p>
      <text:p text:style-name="P1"><text:span text:style-name="T1">題外話 | 2004.12.24 02:31 | </text:span><text:span text:style-name="T2">#</text:span></text:p>
      <text:p text:style-name="P3"><text:span text:style-name="T1">華人社會文化，毛病很多，我這所謂「毛病」的定義之一，就是有違生物快樂原則，比如說道德教化，往下講，這原是要用來尋求眾人共存的制度規則工具，往上講，它也還是只是一項工具，一個用來追求生命得以存在、追求快樂的工具，僅僅只是如此，並無任何崇高內涵。</text:span></text:p>
      <text:p text:style-name="P3"><text:span text:style-name="T1">我們如果常常把遵守交通規則的重要性與必要性，當成[神]啊、[聖]啊的來盲目崇尚，這往往只是反應了一個恰恰相反的事實，我們一定距離這些「生活基本工具」十分遙遠，遙遠到原是我們追求快樂生活的理性工具，卻反過來無限上綱的評價、領導我們個體生活的內容、目標。</text:span></text:p>
      <text:p text:style-name="P3"><text:span text:style-name="T1">這不是本末倒置，不然是什麼。</text:span></text:p>
      <text:p text:style-name="P1"><text:span text:style-name="T1">澄清 | 2004.12.23 23:42 | </text:span><text:span text:style-name="T2">#</text:span></text:p>
      <text:p text:style-name="P2"><text:span text:style-name="T1">澄清一下, 我這標題取得不好, 很容易誤會後面這個 "心靈最不健康的「高風亮節之士」" 是在形容前面那個詞 "回應李家同", 其實沒有這層意思. 請別誤會. 我只是想批評所有想教化世人以及以偉人形象自居的人之可鄙, 不是指李教授.</text:span></text:p>
      <text:p text:style-name="P2"><text:span text:style-name="T1">陳真 2004. 12. 23.</text:span></text:p>
      <text:p text:style-name="P4"><text:a xlink:type="simple" xlink:href="http://palinfo.habago.org/mt-comments.cgi?__mode=red&amp;id=46"><text:span text:style-name="T2">Admin</text:span></text:a><text:span text:style-name="T1"> | 2004.12.23 21:51 | </text:span><text:span text:style-name="T2">#</text:span></text:p>
      <text:p text:style-name="P3"><text:span text:style-name="T1">謝謝Naga提供的免費Gmail帳戶，由於留言版設定是不顯示出留言者的email(除非你是將email寫在留言內容這欄裡），以避免垃圾郵件攻擊，只有網站管理員可以看到留言者的email。如果有讀者想要跟Naga索取gmail邀請函，但又不想將自己的資料寫在留言版上公開，可以私下聯絡我們，我們即會將該信件轉寄給Naga，謝謝！</text:span></text:p>
      <text:p text:style-name="P3"><text:span text:style-name="T1">怡靜</text:span></text:p>
      <text:p text:style-name="P1"><text:span text:style-name="T1">陳真 | 2004.12.23 20:30 | </text:span><text:span text:style-name="T2">#</text:span></text:p>
      <text:p text:style-name="P2"><text:span text:style-name="T1">請先看李教授這文章，接著再看底下我寫的。</text:span></text:p>
      <text:p text:style-name="P2"><text:span text:style-name="T1">陳真 2004. 12. 23.</text:span></text:p>
      <text:p text:style-name="P2"><text:span text:style-name="T1">===============</text:span><text:span text:style-name="T3"><text:line-break/></text:span><text:span text:style-name="T1">http://udn.com/NEWS/OPINION/X1/2418937.shtml</text:span></text:p>
      <text:p text:style-name="P2"><text:span text:style-name="T1">監委提名 從此不知何謂風骨…</text:span></text:p>
      <text:p text:style-name="P2"><text:span text:style-name="T1">【2004/12/23 聯合報】</text:span></text:p>
      <text:p text:style-name="P2"><text:span text:style-name="T1">李家同／暨南國際大學資工系教授（新竹市）</text:span></text:p>
      <text:p text:style-name="P2"><text:span text:style-name="T3"><text:line-break/></text:span><text:span text:style-name="T1">這次監察院院長的任命，引起社會大眾的熱烈討論。值得注意的是，這次媒體上出現了「高風亮節」四個字。我們早已不敢奢求政治人物是高風亮節之士，但是只要監察院仍然存在，監委就應該符合這種標準，監察院長更加應該是高風亮節之士。</text:span></text:p>
      <text:p text:style-name="P2"><text:span text:style-name="T1">如果這次監察院院長的事情處理得不好，我們國家可能從此以後不知何謂風骨，這對於我們的下一代，將是無比的損失。因為任何一個國家，都需要高風亮節之士，因為這種人常是國家安定的力量。</text:span></text:p>
      <text:p text:style-name="P2"><text:span text:style-name="T1">美國尼克森總統為水門事件而下台，其實他並沒有經過國會的正式彈劾。當時他辦公室裡的一捲錄音帶很清楚地顯示他的確早已知道水門案的始末，但他一直想欺騙人民，這捲錄音帶曝光以後，共和黨的高華德參議員立刻告訴尼克森，說他一定要下台，總統豈可以說謊來妨害司法？尼克森發現高華德參議員說他一定要為他的欺騙行為負責，只好立刻辭職。</text:span></text:p>
      <text:p text:style-name="P2"><text:span text:style-name="T1">如果沒有高風亮節的高華德…</text:span></text:p>
      <text:p text:style-name="P2"><text:span text:style-name="T1">為什麼高華德參議員有如此大的重要性？為什麼尼克森總統不敢動用他的政治資源和高華德對抗？絕不是因為高華德有龐大的政治力量。高華德的思想非常保守，在競選總統時一敗塗地。但他的操守從未被人懷疑過，他的處事公正，也使他受到國人的尊敬。他不是玩弄權術的人，因此如果他認為尼克森應該下台，不僅全部的參議員會贊成，全國老百姓也會贊成。</text:span></text:p>
      <text:p text:style-name="P2"><text:span text:style-name="T1">英國幸有高風亮節的麥克米倫</text:span></text:p>
      <text:p text:style-name="P2"><text:span text:style-name="T1">英國柴契爾夫人執政時，曾經對英國的礦工採取非常強硬的態度，結果是工人罷工時間非常之長，工人的生活也因此而非常悲慘。當時英國上議院中有一位保守黨議員麥克米倫爵士，對於這種工人生活悲慘的情形大為不滿。他在上議院發表演說，他說他小的時候曾經看到過礦工大罷工的痛苦，沒有想到他已是八十高齡，仍然又看到了礦工的大罷工。麥克米倫曾經擔任過首相，當時已進入了毫無實權的上議院，但他的這幾句話使得柴契爾大為緊張，不久礦工的罷工也就結束了。如果不是麥克米倫的聲望，罷工可能要拖延得非常之久。</text:span></text:p>
      <text:p text:style-name="P2"><text:span text:style-name="T1">我們國家也出了不少令人尊敬的人，蔡元培、傅斯年、胡適等等都是令人不能忘懷的人，就以監察委員而言，陶百川就是一個典型有風骨的人。年紀稍為大一點的人都會想到這批高風亮節的人。</text:span></text:p>
      <text:p text:style-name="P2"><text:span text:style-name="T1">這次監察院監委和院長的遴選，不是朝野角力的問題。陳總統應該想到自己在歷史上的地位，將絲毫配不上被稱為高風亮節之士引進了監察院，不僅毀壞了監察院，也將徹底地消滅了所有的高風亮節之士。</text:span></text:p>
      <text:p text:style-name="P2"><text:span text:style-name="T1">一個國家，如果只有唯利是圖的人在社會裡扶搖直上，這種不健康的價值觀，最後一定會使社會混亂。我們可以想像當道政客們會利用職權而使老百姓的權益受損，我們更可以想像當道資本家會使用不正當的手段獲利。最近我們國家發生好幾次公司被掏空的案件，受損的是大批的小股東。這類事件，對於我們的投資人，簡直是揮之不去的噩夢。</text:span></text:p>
      <text:p text:style-name="P2"><text:span text:style-name="T1">這次監院改組，正在考驗我們國家領導人，陳總統會不會贏得勝利，對他其實並不重要，重要的是他是否會贏得國人對他永久性的尊敬。在這件事情上，總統有絕對的主導權，如果他提名的監察院院長的確是國人所尊敬的人，有那一位立委敢投下反對票？反過來說，如果監委或者監察院院長被提名人在操守上極有爭議，又有誰敢投下贊成票。</text:span></text:p>
      <text:p text:style-name="P2"><text:span text:style-name="T1">希望陳總統知道，我們的確非常憂心，如果有爭議性的人入主監察院，整個社會的混亂，是可以想見的。</text:span></text:p>
      <text:p text:style-name="P2"><text:span text:style-name="T1">==============</text:span><text:span text:style-name="T3"><text:line-break/></text:span><text:span text:style-name="T1">回應李家同—心靈最不健康的「高風亮節之士」</text:span></text:p>
      <text:p text:style-name="P2"><text:span text:style-name="T1">陳真 2004. 12. 23.</text:span></text:p>
      <text:p text:style-name="P2"><text:span text:style-name="T3"><text:line-break/></text:span><text:span text:style-name="T1">敝人生平最厭惡一種人，那就是「高風亮節」；因為他們不配，他們正是「高風亮節」的徹底反面教材，他們是人性最壞的一種示範，一種最齷齪的虛榮。</text:span></text:p>
      <text:p text:style-name="P2"><text:span text:style-name="T1">一個人，如果真的高風亮節，還會在生前當官任職、享福享樂享美名享社會地位，啥麻煩也沒惹上？有可能嗎？在一種恐怖年代，光是用西元紀年，不用「民國」，或文章裏提到「人權」兩個字，都能因此叛亂、退學、抄家及暴力相向，糟蹋得不像個人，哪還需要什麼高風亮節？什麼節都沒有，不過我手寫我心，講點小孩子的傻話，發出一點小小的不平之鳴，小命就難保了，哪還有什麼空間讓你優雅地在社會上表現什麼「高風亮節」？</text:span></text:p>
      <text:p text:style-name="P2"><text:span text:style-name="T1">我不懷疑這些對外滿口仁義道德的人的私德，我不懷疑他們是個好爸爸、好丈夫或好老師，我更不懷疑他們「事業有成」或熱心助人，我幾乎不懷疑他們擁有世俗的一切「成就」和私人「溫馨」，但他們什麼都有，卻偏偏就是沒有「高貴品德」這回事，更不用說什麼世所罕見的高風亮節了。</text:span></text:p>
      <text:p text:style-name="P2"><text:span text:style-name="T1">李教授太抬舉「政治」了。他說：「監察院院長的事情（若）處理得不好，我們國家可能從此以後不知何謂風骨，這對於我們的下一代，將是無比的損失。」請問，有這麼嚴重嗎？像這樣的一些醜事，台灣政壇學壇醫壇神壇廟壇，哪一天沒發生過？一個什麼煎茶苑奶茶苑的醜陋人事分贓，醜則醜矣，但有那麼偉大、那麼重要嗎？重要到「若處理不好」，我們的下一代「將不知何謂風骨」？</text:span></text:p>
      <text:p text:style-name="P2"><text:span text:style-name="T1">台灣人實在太抬舉「政治」面的東西了。而且，像這類鳥事，在台灣菁英出沒的各行各界，根本就只是一種常態；在這鬼島上，不這樣幹才奇怪。</text:span></text:p>
      <text:p text:style-name="P2"><text:span text:style-name="T1">至於什麼「高風亮節之士是國家安定的力量」，更是胡說八道，自我抬舉。一個國家之安定，依靠的是公平正義的典章制度和精神，而不是依靠一些自以為是聖人的人，彷彿他們「一言出」即能「平天下」、「安人心」，彷彿他們是風，風行之處草偃，世人景從，這種自以為是的自我膨漲，正是人性最醜聞的一種心態。</text:span></text:p>
      <text:p text:style-name="P2"><text:span text:style-name="T1">甘地說得對，他說：「讓印度藉著壓抑自己和自我否定而淨化甦醒吧，這將是對她自己也是對於世人的一種祝福。」一個人或一個社會的「偉大指數」，跟他的偉大感，恰恰成反比。同樣，越是自我懷疑、越能真誠地否定自己、越是充滿自責悔恨的人，越像個好人。</text:span></text:p>
      <text:p text:style-name="P2"><text:span text:style-name="T1">至於李教授說高華德是什麼「高風亮節」之士，更讓我血壓遽增到三百多。這年頭，資訊流通，要查閱某個美國總統候選人的生平所為，有什麼難？李教授不是很喜歡強調國際觀嗎？可他自己卻沒有展現出基本的國際常識，才會把這樣一個鼓吹在越戰中使用核武、大搞法西斯與言論控制、反工會，反社會安全福利制度、敵視窮人、打壓窮人、支持「以暗殺做為一種外交政策」、反黑人民權的大富豪、極右派和種族歧視者，描寫成一個「高風亮節之士」。</text:span></text:p>
      <text:p text:style-name="P2"><text:span text:style-name="T1">我不懷疑高華德的私人溫馨和友善，我也不懷疑他善待家人，我當然也不會懷疑他不曾偷搶拐騙、姦殺擄掠，就好像我也不懷疑布希或倫斯匪或李登輝會來我家偷錢一樣，但是，他們卻沒有高貴德性可言，他們更離「高風亮節」十億八千萬光年，他們展現了人性最為醜陋可怕的一面。這類人士，正是亂源，而不是什麼「國家安定的力量」。</text:span></text:p>
      <text:p text:style-name="P2"><text:span text:style-name="T1">台灣社會，自古以來充斥著什麼大愛啊學習謙卑啊溫良恭儉讓啊什麼的，但事實上卻又完全不是這樣；做一點點小事，馬上能膨漲一百萬倍，一點點是非利害，卻能敵我相鬥，無所不用其極；面對一點點可能發生的小損失，一概謹言慎行得幾乎有點神經過敏。一個小生命，在這麼虛榮齷齪扭曲的環境裏長大，真的對心靈很不健康。</text:span></text:p>
      <text:p text:style-name="P2"><text:span text:style-name="T1">可是，這些心靈最不健康的「高風亮節之士」，卻最喜歡提倡這類心靈改革的論調。從蔣介石到李登輝，從高華德到呂秀蓮，他們都發起過所謂「心靈改革運動」。事實上，我們一般人的心靈，都遠遠比他們要高貴許多。</text:span></text:p>
      <text:p text:style-name="P2"><text:span text:style-name="T1">總之，別再講漂亮話，別再自我膨漲。我們能做的第一步就是把意味著「愛」、「偉大」或「崇高」等等這些理應只為一、二人所知的「私密語言」或漂亮詞彙，從公眾視野徹底消除，因為那些東西既然如此聖潔，就不該以那樣猥瑣粗暴的「公眾語言」出現。</text:span><text:span text:style-name="T3"><text:line-break/></text:span></text:p>
      <text:p text:style-name="P1"><text:span text:style-name="T1">Naga | 2004.12.23 13:36 | </text:span><text:span text:style-name="T2">#</text:span></text:p>
      <text:p text:style-name="P3"><text:span text:style-name="T1">不知道這裡的板友有沒有人需要gmail的？我的gmail生了很多封邀請函，意者請留first name, last name以及E-mail地址給我。</text:span></text:p>
      <text:p text:style-name="P3"><text:span text:style-name="T1">向不知道甚麼是gmail的朋友介紹一下，它是google所提供的免費信箱，容量有1GB大，操作介面很親切易上手，還可以直接在信箱內利用google的搜尋功能找信，但目前不開放申請，只能以現有會員發送邀請函的方式入會。</text:span><text:span text:style-name="T3"><text:line-break/></text:span></text:p>
      <text:p text:style-name="P1"><text:span text:style-name="T1">it's me | 2004.12.20 15:55 | </text:span><text:span text:style-name="T2">#</text:span></text:p>
      <text:p text:style-name="P2"><text:span text:style-name="T1">2004.12.20　 中時晚報</text:span><text:span text:style-name="T3"><text:line-break/></text:span><text:span text:style-name="T1">不一樣的鼓聲</text:span><text:span text:style-name="T3"><text:line-break/></text:span><text:span text:style-name="T1">陳真</text:span></text:p>
      <text:p text:style-name="P2"><text:span text:style-name="T3"><text:line-break/></text:span><text:span text:style-name="T1">梭羅說：「如果有個人沒有跟同伴們齊步並進，那是因為他聽到不一樣的鼓聲。」羅素與維根斯坦心志迥異，羅素讚賞才智力量，積極改造世界，維氏卻推崇沉默與單純，鄙夷理性價值。</text:span></text:p>
      <text:p text:style-name="P2"><text:span text:style-name="T1">羅素從事社運半個世紀，寫了四萬封信，出版一百本書，發表兩千篇文章；Ray Monk 說，後人會以為羅素不是一個人的名字，而是一家公司。而維根斯坦生前數萬頁筆記卻不公開，只出版一本小書及一篇文章。羅維二人，儼然兩種世界：一政治，一宗教；前者抬舉人為力量，後者唯心，成敗在天。Monk 說自己接近羅素，卻嚮往維氏無言無為的世界。</text:span></text:p>
      <text:p text:style-name="P2"><text:span text:style-name="T1">羅素說，兩次大戰開啟了他的眼，渴望一個美麗新世界；可是他說，這是不幸的事，因為當他開始懷有夢想，也是魔鬼找上門的時候。人不因夢想而偉大，許多時候，夢想使人膨脹而更顯猥瑣。正義感也不必然是好事；自以為善，比惡還惡。憐憫是好的，但一個人若有正義感，很難不自以為是；自義是最大的惡。</text:span></text:p>
      <text:p text:style-name="P2"><text:span text:style-name="T1">「義」是一種私密語言，一種存乎一心、不為人知的感情，不該是赤裸裸的正義之聲。離「義」之美名越遠越好，因為「義」不屬人間辭彙，人若膨脹，老天爺會生氣。甘地說，「使自己降到零，一無所圖，必將無堅不摧。」越能克制一己之能者，力量越大。</text:span></text:p>
      <text:p text:style-name="P2"><text:span text:style-name="T1">十八世紀英國聖公會主教 Joseph Bulter有句名言：「凡事恰如其份，無可取代。」左派導演高達也曾說：「讓愛人者去愛，殺人者去殺，壓榨人者去壓榨，掠奪者去掠奪。」維根斯坦亦常言：「任世界如其所是。」棄智絕學，手中無劍，心中無劍，方為劍道。</text:span></text:p>
      <text:p text:style-name="P1"><text:span text:style-name="T1">寂寞 | 2004.12.16 09:05 | </text:span><text:span text:style-name="T2">#</text:span></text:p>
      <text:p text:style-name="P3"><text:span text:style-name="T1">http://www.ettoday.com/2004/12/15/327-1696843.htm#</text:span></text:p>
      <text:p text:style-name="P3"><text:span text:style-name="T1">懷念蔣方良／來台定居　愛子成了唯一的心靈寄託</text:span><text:span text:style-name="T3"><text:line-break/></text:span><text:span text:style-name="T1">2004/12/15 12:30 Video</text:span><text:span text:style-name="T3"><text:line-break/><text:line-break/><text:line-break/></text:span><text:span text:style-name="T1">蔣方良癌細胞擴散到肋骨一度傳病危，蔣家14日表示已做好心理準備。</text:span><text:span text:style-name="T3"><text:line-break/><text:line-break/></text:span><text:span text:style-name="T1">記者倪鴻祥／台北報導</text:span></text:p>
      <text:p text:style-name="P3"><text:span text:style-name="T1">蔣方良來到台灣後，一家人起先住在長安東路上，當時鄰居們經常看見蔣方良騎著自行車到菜市場買菜，自己洗衣做飯和養雞。後來搬進大直官邸，隨著蔣經國的政治地位越高，蔣方良開始與外界隔離，森嚴的戒備給這個家庭蒙上了神秘面紗，「寂寞」是她的生活實況，疼愛孩子們成了她唯一的心靈抒發。</text:span></text:p>
      <text:p text:style-name="P3"><text:span text:style-name="T1">來到台灣後，蔣經國一家人在長安東路18號居住。起初經國沒有繁重的公務纏身，逍遙自在；蔣方良主持家務，無論燒飯、做菜還是洗衣，樣樣自己來，而且還在院子裏養雞。鄰居們經常看見方良一個人騎著自行車到菜市場買菜，自己洗衣做飯。</text:span></text:p>
      <text:p text:style-name="P3"><text:span text:style-name="T1">這樣的平民生活，到1967年搬到大直官邸後出現重大轉變。森嚴的戒備，不僅給這個家庭蒙上了神秘面紗，也讓蔣方良不能再像往常一樣頻繁接觸街頭百姓。隨著蔣經國政治地位越高，他對家人的限制也就越多。蔣經國爲防止高官顯貴巴結、引誘自己的家人，他對蔣方良和子女的行爲管束愈發嚴厲，蔣方良開始遠離朋友。</text:span></text:p>
      <text:p text:style-name="P3"><text:span text:style-name="T1">搬到大直官邸後，「寂寞」成了蔣方良的生活實況，疼愛孩子成了她惟一的心靈抒發。一開始，孩子和丈夫幾乎是她所有的快樂，但是夫妻二人說話談心的機會越來越少，孩子長大也給父母帶來煩惱，兒女的功課令她放心不下，而且蔣孝文、孝武兩兄弟又放蕩不羈，打架滋事是家常便飯，惹得蔣經國對兒子拳腳相加，甚至打折了棍棒；深受傳統中國婦女影響的蔣方良只能好言相勸，甚至聲淚俱下對蔣經國說「別打了，你會把他們打死的！」排解她內心的苦悶與寂寞。</text:span><text:span text:style-name="T3"><text:line-break/><text:line-break/></text:span></text:p>
      <text:p text:style-name="P1"><text:span text:style-name="T1">走完人生的路 | 2004.12.16 09:02 | </text:span><text:span text:style-name="T2">#</text:span></text:p>
      <text:p text:style-name="P2"><text:span text:style-name="T1">蔣方良病榻上「我可以和先生葬在一起嗎」</text:span></text:p>
      <text:p text:style-name="P2"><text:span text:style-name="T1">【2004/12/16 聯合報】</text:span></text:p>
      <text:p text:style-name="P2"><text:span text:style-name="T1">九十大壽一生低調淡泊的方良女士，昨天辭世。今年五月，家屬才在家裡為蔣方良簡單地慶祝九十大壽，但半年後仍敵不過病魔的糾纏，結束她傳奇的一生。前排左起為長女蔣孝章、長媳蔣徐乃錦、二媳蔡惠媚、三媳蔣方智怡。</text:span><text:span text:style-name="T3"><text:line-break/></text:span><text:span text:style-name="T1">（本報資料照片）</text:span></text:p>
      <text:p text:style-name="P2"><text:span text:style-name="T3"><text:line-break/></text:span><text:span text:style-name="T1">【記者許峻彬、施靜茹、魏忻忻／台北報導】</text:span></text:p>
      <text:p text:style-name="P2"><text:span text:style-name="T1">「醫師啊！我死了以後，可不可以和我先生葬在一起？」病榻上，向來寡言沈默的蔣方良女士忽然問出這麼一句話，在旁的醫護人員聞言，都忍不住心酸。</text:span></text:p>
      <text:p text:style-name="P2"><text:span text:style-name="T1">醫護人員是蔣方良晚年最親近的人，但台北榮總絕不是她想踏入的傷心處。蔣中正、蔣緯國，以及經國的三個兒子孝文、孝武、孝勇都在榮總過世；長期在榮總就醫的蔣方良，最後也在榮總結束她的病榻晚年。</text:span></text:p>
      <text:p text:style-name="P2"><text:span text:style-name="T1">蔣方良晚年出現在公眾場合，經常乘坐輪椅，戴著墨鏡，讓人猜不到她的眼神。有多年慢性阻塞性肺病的她，鼻上常插著呼吸導管。</text:span></text:p>
      <text:p text:style-name="P2"><text:span text:style-name="T1">自從與她情同姐妹的管家「阿寶姐」返回大陸家鄉後，長期陪伴在旁的家屬只有長媳蔣徐乃錦。三媳蔣方智怡近年也因蔣方良健康狀況不佳，大幅增加在台灣停留的時間。</text:span></text:p>
      <text:p text:style-name="P2"><text:span text:style-name="T1">蔣方良晚年，除了少數家人外，醫護人員成了方良最親近的人。長年在七海官邸和醫院照料的一些榮總醫護人員，早與她建立深厚關係，一些醫護人員說，「她就像一位老奶奶」，是很配合的病人，也會向醫護人員吐露心事。</text:span></text:p>
      <text:p text:style-name="P2"><text:span text:style-name="T1">蔣方良是位尊重醫師的病患。台北榮總內科部主任李壽東說，方良女士非常尊重醫師，醫師講什麼都聽。她近年來在家裡也要靠呼吸器維生，起坐已不太方便，但醫師前往官邸探視時，她一定強要坐起打招呼。</text:span></text:p>
      <text:p text:style-name="P2"><text:span text:style-name="T1">在蔣方良生命中最後兩個月，負責處理她感染問題的感染科主治醫師馮長風說，在感染問題控制後，家人從官邸搬了一張她平時常坐的高椅背沙發到病房，方良女士就戴著呼吸器，從病床上走下來，坐上熟悉的椅子上。那一刻，蔣方良終於露出久違的微笑，令馮長風感傷、也讓他印象深刻。</text:span></text:p>
      <text:p text:style-name="P2"><text:span text:style-name="T1">馮長風說，這次住院，方良女士已不太說話。住院剛開始，他問她哪裡會痛、哪裡不舒服，她還可以回答；後來氣切，她以點頭、眨眼回應。醫院也在病房幫她裝了電視、收音機，讓她解悶。</text:span></text:p>
      <text:p text:style-name="P2"><text:span text:style-name="T1">醫護人員印象中，方良女士雖然疾病纏身，但心情好時也會想念家鄉口味，雖然她的體重和健康有許多食物不宜多吃，醫師有時也不忍阻止她，但心想她沒有別的特殊嗜好，如果連吃都要禁止，生活未免真的太無味了。</text:span></text:p>
      <text:p text:style-name="P2"><text:span text:style-name="T1">醫師透露，在經國先生剛過世那陣子，她夜晚都睡不好，後來精神科醫師會診，希望開一些鎮定助眠的藥給她服用，但被她婉拒了。</text:span></text:p>
      <text:p text:style-name="P2"><text:span text:style-name="T1">這位因愛情而與中國結緣的女士，終於走完人生的路，多年伴隨她的醫護人員卸下照顧她的責任，卻也悵然若失。</text:span></text:p>
      <text:p text:style-name="P1"><text:span text:style-name="T1">遠比我想的還沈默 | 2004.12.16 08:58 | </text:span><text:span text:style-name="T2">#</text:span></text:p>
      <text:p text:style-name="P3"><text:span text:style-name="T1">2004.12.16　 中國時報</text:span></text:p>
      <text:p text:style-name="P3"><text:span text:style-name="T1">貼身醫師黃惠君談蔣方良：乖病人 可愛可憐</text:span></text:p>
      <text:p text:style-name="P3"><text:span text:style-name="T1">台北榮總內科部主治醫師黃惠君口述、張瓈文記錄整理</text:span></text:p>
      <text:p text:style-name="P3"><text:span text:style-name="T3"><text:line-break/></text:span><text:span text:style-name="T1">今年年中，我被李主任（台北榮總內科部主任李壽東）指派照顧蔣方良女士，當時我沒多做考慮就接受了。聽學長們說，夫人病情還算穩定，照顧起來不會太累。沒想到，在我輪值這半年，她的病情轉惡化，我成了陪伴她人生最後旅途的醫師之一。</text:span></text:p>
      <text:p text:style-name="P3"><text:span text:style-name="T1">以前我對夫人的認識來自歷史書籍，幾次在電視上看到她，都是在葬禮場合。和一般人一樣，以前的方良女士對我來說是個歷史人物，沒想到自己居然會有與她近身接觸的一天。我從今年七月一日照顧夫人直到昨天。長期以來，院方一直派有三個醫師、四個護士在七海官邸輪值。七海官邸就像個小營區一樣，有不少侍衛駐守，夫人的作息和三餐有貼身護士和管家打理，醫生和侍衛在另一個餐廳吃飯，我們這群人少說有三、四十人。</text:span></text:p>
      <text:p text:style-name="P3"><text:span text:style-name="T1">沒架子 不會隨便抱怨</text:span></text:p>
      <text:p text:style-name="P3"><text:span text:style-name="T1">為了讓安全侍衛熟悉新加入的醫護人員，官邸主任六月底找我們聚餐。晚餐時，我們特地去向夫人問好，我告訴她，「我叫黃惠君，以後半年輪到我來照顧夫人。」夫人笑笑，跟我點點頭，沒說什麼話。那是我第一次見到夫人。</text:span></text:p>
      <text:p text:style-name="P3"><text:span text:style-name="T1">夫人就是這麼沈默的人，遠比我想的還沈默。醫師輪班是從早上七點輪到隔天早上七點，多數時間在官邸值班室待著。如果夫人沒有特殊狀況，我們固定在午飯前和晚餐後去探望她，看她有什麼需要。夫人通常沒什麼需要，她沒有什麼架子，不會隨便抱怨，更不會刁難人。</text:span></text:p>
      <text:p text:style-name="P3"><text:span text:style-name="T1">第一次看到夫人時，她戴著鼻管，這是補充氧氣最簡單的裝置，表示當時她的病情還很穩定，說話也沒問題。原本以為夫人說話跟經國先生一樣，會有「浙江國語」腔調。沒想到她國語很標準，完全聽不出來是外國人，我想她真的很有語言天分。</text:span></text:p>
      <text:p text:style-name="P3"><text:span text:style-name="T1">不過，我很少聽到夫人講話。一方面可能是因為我和她相處的時間不夠長，另方面是，她這一年來的身體逐漸走下坡，比較沒有精力說話了。聽長年照顧她的護士說，夫人一直有失眠的困擾，精神來的時候，會拉著護士徹夜聊天，二、三天都睡不著。</text:span></text:p>
      <text:p text:style-name="P3"><text:span text:style-name="T1">念最愛 問得令人心疼</text:span></text:p>
      <text:p text:style-name="P3"><text:span text:style-name="T1">那時候，夫人偶爾會有幻覺，有時候半夜醒來，會告訴護士，「先生（經國先生）等一下要帶我吃飯，我要去梳頭準備。」有時也說，「孝勇、孝武要來看我，他們來了沒有？」我想，夫人和經國先生的感情真的很好，儘管他都過世這麼久，她還這樣想念他。</text:span></text:p>
      <text:p text:style-name="P3"><text:span text:style-name="T1">夫人是個很乖的病人，有時還令人心疼。她因為有糖尿病的問題，飲食控制很嚴格，愛吃糖的她會跟護士討糖吃，但護士只准她一天吃一顆。每次拿到糖時，夫人都很開心，像個孩子一樣。</text:span></text:p>
      <text:p text:style-name="P3"><text:span text:style-name="T1">記得有天我跟護士陪她在官邸花園散步，她跟護士說，「嘴裡含著的那顆糖不小心掉地上了，能不能再給一顆？」但護士堅持那顆糖應該已經吃完了，不能再給。夫人可憐兮兮的重複說：「沒有，掉地上了﹗」我看了覺得她好可愛，也好可憐，真想偷偷塞顆糖給她。</text:span></text:p>
      <text:p text:style-name="P3"><text:span text:style-name="T1">有鬥志 用意志力抗癌</text:span></text:p>
      <text:p text:style-name="P3"><text:span text:style-name="T1">或許我們對她來說還是外人吧，她在我們面前幾乎沒有情緒起伏，她耐心接受治療，我們給她什麼、她就接受什麼，從沒拒絕過。就算心情不好，她都沒有因此鬧脾氣而拒絕吃藥。我想，她是用意志力對抗肺癌，這麼久的時間，她應該很累了。</text:span></text:p>
      <text:p text:style-name="P3"><text:span text:style-name="T1">今年十月六日，夫人緊急住院，之後再也沒回過官邸。在那之前二、三個星期，夫人的胃口很差，身體變得虛弱，呼吸變喘，而且嗜睡，已經好幾天連嘴巴都不想張開，就算喝水都不想張嘴。我想她真的累了，很少有肺癌病人像她這樣了不起，能撐過四年。一開始，夫人還很有鬥志，但這樣苦撐著，她真的很辛苦。</text:span></text:p>
      <text:p text:style-name="P3"><text:span text:style-name="T1">夫人罹患的肺癌是「非小細胞肺癌」中的「鱗狀上皮癌」，和小細胞肺癌相較，長得速度比較慢，對化學治療反應比較差。但夫人用肺癌新藥「IRESSA」治療二、三年，腫瘤一直控制得很好，直到這一、二個月，腫瘤才開始長大。</text:span></text:p>
      <text:p text:style-name="P3"><text:span text:style-name="T1">十月六日那天早上七、八點，我發現夫人怪怪的，突然呼吸得很費力，昏睡到叫不太醒。我趕快幫她抽血，緊急找醫院的技師來照Ｘ光，發現她血氧濃度偏低，血中二氧化碳過高，抽血檢驗數值都不太正常，電解質也不平衡。我趕緊送夫人住院，我想，只要再拖半天，恐怕就得在官邸急救了，後果不堪設想。經過一整天密集處置和安排住院後，忙到半夜一點多才躺下。那時我還告訴其他兩位醫師同事，「如果我掛了，你們兩個要撐著點。」</text:span></text:p>
      <text:p text:style-name="P3"><text:span text:style-name="T1">一開始，我以為夫人的病情惡化，是因為慢性阻塞性肺病的關係，沒想到肺癌也在進行中，後續治療和感染控制都很棘手。夫人住院後，原本在官邸值班的醫生、護士改在醫院繼續輪值，值班室就在特等病房附近，加護病房的各項設備裝置也搬進夫人的特等病房。</text:span></text:p>
      <text:p text:style-name="P3"><text:span text:style-name="T1">夫人從開始插管供應氧氣，到後來切開氣管做造口手術，一直脫離不了呼吸器。在這期間，我們一直很想幫忙她，讓她有再開口說話的機會，甚至連「氣切鈕扣」的裝置都幫她準備好了，想讓她藉由「鈕扣」模擬聲帶的功能再說話。可惜因為她脫離不了呼吸器，這個鈕扣始終派不上用場。</text:span></text:p>
      <text:p text:style-name="P3"><text:span text:style-name="T1">在這段無法說話的住院日子裡，夫人會用點頭、搖頭或嘴型示意。她最常「說」的話是「要」、「不要」、「不好」，有時也從她的嘴型和表情知道她的意思。在她生命最後這段日子，我們已經不想剝奪她愛吃甜食的嗜好，儘管只能吃半流質食物，我們還是為她準備了布丁和優格。</text:span></text:p>
      <text:p text:style-name="P3"><text:span text:style-name="T1">夫人剛開始住院那幾天，醫療小組每天要開好幾次病情討論會，包括榮總院長、前院長、內科主任、醫療小組、蔣家家屬代表都要與會。後來夫人病況穩定些，改成一星期開二、三次，最近十天又開始天天開了。</text:span></text:p>
      <text:p text:style-name="P3"><text:span text:style-name="T1">這一天 不讓她再受罪</text:span></text:p>
      <text:p text:style-name="P3"><text:span text:style-name="T1">其實我們大家心裡有數，知道「這一天」遲早要來。我們也很清楚，夫人已經辛苦很久了，在最後的時刻，我們都不想讓她繼續受罪。</text:span></text:p>
      <text:p text:style-name="P3"><text:span text:style-name="T1">昨天早上，夫人還曾點頭示意，沒想到後來病情壞得那麼突然。早上十一點四十五分，她的血壓降得很低，心臟跳得很不規則，心室顫動很厲害，已經到了必須電擊心臟的程度。但醫療小組有共識，不願夫人承受不必要的痛苦，所以急救過程沒有電擊、沒有心臟按摩，只靠升壓劑和強心劑。</text:span></text:p>
      <text:p text:style-name="P3"><text:span text:style-name="T1">十二點四十分，藥物也無法發揮效果，夫人平靜離世，整個過程很平和，我們和家屬都在一旁陪伴她。我想這對她來說也是一種解脫，或許她可以到天上和摯愛的丈夫、孩子相聚，從此不再孤單寂寞。</text:span><text:span text:style-name="T3"><text:line-break/></text:span></text:p>
      <text:p text:style-name="P1"><text:span text:style-name="T1">進桑 | 2004.12.16 06:43 | </text:span><text:span text:style-name="T2">#</text:span></text:p>
      <text:p text:style-name="P2"><text:span text:style-name="T1">這是一封信,談蔣方良:</text:span></text:p>
      <text:p text:style-name="P2"><text:span text:style-name="T1">=======</text:span><text:span text:style-name="T3"><text:line-break/></text:span><text:span text:style-name="T1">對她所知不多, 但我相信我了解這樣一個人.</text:span></text:p>
      <text:p text:style-name="P2"><text:span text:style-name="T1">所謂黨外人士就是專門妖魔化國民黨的人士, 我在黨外雜誌</text:span><text:span text:style-name="T3"><text:line-break/></text:span><text:span text:style-name="T1">或寫或編待過一陣子, 發現一種寫小說的精神, 也就是想像:</text:span><text:span text:style-name="T3"><text:line-break/></text:span><text:span text:style-name="T1">捕風捉影, 三人市虎, 正義當前, 隨心所欲, 愛怎麼寫就怎</text:span><text:span text:style-name="T3"><text:line-break/></text:span><text:span text:style-name="T1">麼寫. 除了想像, 外加一點 "想當然耳". 在這樣的精神下,</text:span><text:span text:style-name="T3"><text:line-break/></text:span><text:span text:style-name="T1">連有點政治潔癖的馬英九都可以成為扯爛污的公子哥兒.</text:span></text:p>
      <text:p text:style-name="P2"><text:span text:style-name="T1">但有一人卻沒被妖魔化, 因為人們幾乎忘了她的存在, 那就是</text:span><text:span text:style-name="T3"><text:line-break/></text:span><text:span text:style-name="T1">蔣方良. 壓抑也好, 安靜也罷, 這種沉默和低調, 疏離與漠</text:span><text:span text:style-name="T3"><text:line-break/></text:span><text:span text:style-name="T1">然, 是我一生最佩服的一種德性. 雖不能至, 但心嚮往矣.</text:span></text:p>
      <text:p text:style-name="P2"><text:span text:style-name="T1">陳真 2004. 12. 15.</text:span><text:span text:style-name="T3"><text:line-break/></text:span></text:p>
      <text:p text:style-name="P1"><text:span text:style-name="T1">賢良慈孝 | 2004.12.15 18:49 | </text:span><text:span text:style-name="T2">#</text:span></text:p>
      <text:p text:style-name="P3"><text:span text:style-name="T1">【直擊現場】93.12.15</text:span></text:p>
      <text:p text:style-name="P3"><text:span text:style-name="T1">蔣方良今天辭世，這位來自俄羅斯的平凡女子，嫁入顯赫蔣家，雖然貴為第一夫人，但生性儉樸、行事低調、不與聞政治、沒有權勢，晚年生活孤寂。蔣中正曾提贈「賢良慈孝」書法，正說明她一生風範...</text:span></text:p>
      <text:p text:style-name="P1"><text:span text:style-name="T1">陳真 | 2004.12.15 18:43 | </text:span><text:span text:style-name="T2">#</text:span></text:p>
      <text:p text:style-name="P2"><text:span text:style-name="T1">蔣方良是個好人.我對她有一種崇拜.</text:span></text:p>
      <text:p text:style-name="P2"><text:span text:style-name="T1">陳真</text:span></text:p>
      <text:p text:style-name="P2"><text:span text:style-name="T1">========</text:span><text:span text:style-name="T3"><text:line-break/></text:span><text:span text:style-name="T1">http://news.chinatimes.com/Chinatimes/editorland/editorland-content/0,3923,170303%2B113,00.html</text:span></text:p>
      <text:p text:style-name="P2"><text:span text:style-name="T1">為何難得蔣方良？</text:span></text:p>
      <text:p text:style-name="P2"><text:span text:style-name="T1">--------------------------------------------------</text:span><text:span text:style-name="T3"><text:line-break/></text:span><text:span text:style-name="T1">黃哲斌　報告時間：2004/12/15 16:23:42</text:span></text:p>
      <text:p text:style-name="P2"><text:span text:style-name="T3"><text:line-break/></text:span><text:span text:style-name="T1">一度插管治療，與肺疾奮戰兩個多月，蔣方良走了。從來不曾握有權力、從來不是一位熠熠發亮的公眾人物；夾在宋美齡與曾文惠、吳淑珍之間，她毋寧更像一位「缺席的第一夫人」，然而，錯置於這個時代，她的缺席，更見證一種令人尊敬、令人動容的存在。</text:span></text:p>
      <text:p text:style-name="P2"><text:span text:style-name="T1">有個知名的故事，來自烏拉山區、在工廠裡結識蔣經國的方良女士，個性原本活潑外向，喜歡跳舞、小酌；國府遷台後，離鄉背井的蔣方良，偶時喜歡找幾位相熟的官太太到家中打牌，等到蔣經國漸掌實權，擔心蔣方良的打牌習慣，會打開一道政治後門，於是禁絕她這項娛樂。因此，當蔣經國的權力日漸穩固，無疑也在蔣方良的四周，砌築一道隱形的高牆。</text:span></text:p>
      <text:p text:style-name="P2"><text:span text:style-name="T1">可以說，蔣方良的缺席，前半生是政治性的，蔣經國在當年的反共氛圍下，從不樂意公開他的俄籍妻子；後半生則是歷史性的，台灣歷經了一次巨大裂變，蔣氏家族註定要戴上贖罪的棘冠、塗上恥辱的噴漆，原本僻靜的蔣方良，自然更靜默了。</text:span></text:p>
      <text:p text:style-name="P2"><text:span text:style-name="T1">二十年過去了，歲月輕輕清洗沖刷，全台灣幾乎只剩大溪，才找得到蔣介石的銅像；以往我們戲稱千元大鈔為「蔣中正」，現在也改口稱「小朋友」。當此之際，「蔣經國」卻反諷地成為good old days的代名詞，無論是庶子或寡媳，人人搶沾蔣家的隔世迴光，嘈嘈嚷嚷宛似王熙鳳，唯獨這位老太太，蔣氏一族最後的「大家長」，彷彿掉進了時間的夾縫裡，或借用張愛玲的話：像是坐在空蕩蕩的大屋角落，看著外頭熱鬧的塵灰飄落。</text:span></text:p>
      <text:p text:style-name="P2"><text:span text:style-name="T1">這些年來，台灣早已不是當年的台灣，俄國也不是當年的俄國。落腳於這個媒體時代，人人爭奪鏡頭、人人搶著攫取哈伯瑪斯所謂的「公眾威望」，連政治者的家人也不甘寂寞，忙著沾親帶故，接收餘廕（陳幸妤與周美青算是極難得的例外）；回頭看蔣方良，正因為塵世太嘈雜、算計太精明，更顯得她的沉默守分，從不嚷嚷計較利害名位，正是一種當下缺貨中的美德。</text:span></text:p>
      <text:p text:style-name="P2"><text:span text:style-name="T1">在蔣家權力頂峰之際，蔣方良嫁入政治豪門，卻以她的一生靜默，陪葬於近代史冊的悲劇角落；她的尷尬身分，更讓她在這「身分認同」囂囂嚷嚷的年代，成為一種尖刻的反諷。最讓人不捨的是，她目睹了整個家族的沒落與衰頹，遍嚐了蔣氏三代孤寡、黑髮早逝的哀慟。</text:span></text:p>
      <text:p text:style-name="P2"><text:span text:style-name="T1">末了，她以近一世紀的實踐，守住了蔣經國「蔣家不再過問政治」的承諾；即便，拿她與宋美齡相比，我們常常忘記她曾是「第一夫人」，但她會在意嗎？畢竟，她只是一位西伯利亞的芳華姑娘，一位為著愛情，離鄉背井的善良老婦人：芳娜．伊芭奇娃．瓦哈李娃（Faina Epatcheva Vahaleva）。</text:span></text:p>
      <text:p text:style-name="P2"><text:span text:style-name="T1">【編按】改寫自另篇報告安靜的周末，安靜的蔣方良。關於方良女士的一生，可參見《蔣經國傳》、《蔣方良傳》。為誌念她平凡且不平凡的一生，中時電子報敬備《最後的蔣夫人：蔣方良的美麗與哀愁》紀念特輯，內含「方良青春相片簿」，蒐羅七十幾張時代久遠的珍稀老照片，留下她最後的青春身影。</text:span></text:p>
      <text:p text:style-name="P1"><text:span text:style-name="T1">鑑慧 | 2004.12.15 03:08 | </text:span><text:span text:style-name="T2">#</text:span></text:p>
      <text:p text:style-name="P3"><text:span text:style-name="T1">多謝大家提供的意見.</text:span></text:p>
      <text:p text:style-name="P3"><text:span text:style-name="T1">我們希望朝理想繼續努力, 保存現有的優點, 比如說直接的標題點選; 彌補新網的遺憾, 比如標題與主題不明顯, 兩邊壓迫, 計數器難尋, 字小會抖; 還有讓橄欖枝與舊網徽同時並存.</text:span></text:p>
      <text:p text:style-name="P3"><text:span text:style-name="T1">如果有電腦高手願意拔刀義助巴勒網解決改版問題, 請與版主聯絡. 我們將竭誠歡迎並且感激不盡.</text:span></text:p>
      <text:p text:style-name="P1"><text:span text:style-name="T1">屏東縣鹽埔鄉勝利村的農夫 | 2004.12.14 18:28 | </text:span><text:span text:style-name="T2">#</text:span></text:p>
      <text:p text:style-name="P2"><text:span text:style-name="T1">是橄欖枝</text:span></text:p>
      <text:p text:style-name="P2"><text:span text:style-name="T1">陳真</text:span></text:p>
      <text:p text:style-name="P1"><text:span text:style-name="T1">Naga | 2004.12.14 07:18 | </text:span><text:span text:style-name="T2">#</text:span></text:p>
      <text:p text:style-name="P3"><text:span text:style-name="T1">我也很好奇這株背景植物究竟是甚麼？它的枝椏蒼白得很美，有種「鐵為幹，錯冷柯，披薛衣，姿婆娑」的情味。</text:span></text:p>
      <text:p text:style-name="P1"><text:span text:style-name="T1">讀者 | 2004.12.14 00:17 | </text:span><text:span text:style-name="T2">#</text:span></text:p>
      <text:p text:style-name="P2"><text:span text:style-name="T1">計數器擺在醒目地方的好處是：刺激眼睛。</text:span><text:span text:style-name="T3"><text:line-break/></text:span><text:span text:style-name="T1">計數器擺在不醒目地方的好處是：不刺激眼睛。</text:span></text:p>
      <text:p text:style-name="P2"><text:span text:style-name="T1">以下，同上，完全無關。</text:span></text:p>
      <text:p text:style-name="P2"><text:span text:style-name="T1">正名制憲的好處是：正名制憲。</text:span><text:span text:style-name="T3"><text:line-break/></text:span><text:span text:style-name="T1">正名制憲的遺憾是：有人家裡辦喪事。</text:span><text:span text:style-name="T3"><text:line-break/></text:span></text:p>
      <text:p text:style-name="P1"><text:span text:style-name="T1">禽獸不如 | 2004.12.13 14:40 | </text:span><text:span text:style-name="T2">#</text:span></text:p>
      <text:p text:style-name="P3"><text:span text:style-name="T1">呵呵，私密語言很神祕的，哪苦思得透啊？它隨時可以修改「文法」，只有星星知我心囉。萬一被刑求，也問不出口供，因為它的文法無法為他人所知，除非有個人，有上帝那般的慧眼，可以 read my mind。</text:span></text:p>
      <text:p text:style-name="P3"><text:span text:style-name="T1">劍橋附近有個小鎮叫 Bury Saint Edmunds，有個市集，周六去玩，才注意到是 Bury，不是 Barry。bury 就是埋葬，挺可怕的地名。我旁邊這位劍橋歷史學家說，Saint Edmunds 是個國王，就埋在這裏，於是這地名就叫Bury Saint Edmunds。</text:span></text:p>
      <text:p text:style-name="P3"><text:span text:style-name="T1">在那裡買了些東西，--^。---@@~~~就是一張購物清單囉。--是兩條魚卵，第一次在英國吃到這東西；^是螃蟹， “。” 是一種小田螺，@@則是一大包堅果，包括核桃和杏仁等等，也是第一次自己用鐵鉗夾著吃。~~~就是 “天啊！粉好吃”。呵呵。</text:span></text:p>
      <text:p text:style-name="P3"><text:span text:style-name="T1">福全老兄說，看一百篇便知沒有惡意，那在第九十九篇之前，俺不就已經被人暗算了？暗算便罷，但要砍記得要砍死，用槍，槍法就要練準。我在上大學之前那一年暑假，因為找某個黑白通吃的 “企業家” 的麻煩，贏是贏了，卻被人在夜市當街槍殺，兩輛黑頭車，像演《英雄本色》那樣，堵住去路，近距離開三槍，第一槍就打中了脖子。</text:span></text:p>
      <text:p text:style-name="P3"><text:span text:style-name="T1">槍殺那晚，接到好幾通電話，說要砍腳筋。我只回了一句：「會叫的狗不咬人」。也許正因為這句話，本來是說要用刀砍，改成用槍，本來是說要砍成殘廢，臨時決定要奪命。</text:span></text:p>
      <text:p text:style-name="P3"><text:span text:style-name="T1">槍聲大作，夜市人潮像海浪一樣，向兩旁湧開來。當時腦袋閃過第一個念頭是：「我就這樣死了？」很奇怪很奇怪的是，也許是子彈和血液的震盪和溫熱吧，不但一點都不痛，反而當時心裏是一種寧靜的安慰感。我看那個台灣老兵也講到類似的感覺。真正開始痛是隔天，當下不痛，而且還蠻爽的。</text:span></text:p>
      <text:p text:style-name="P3"><text:span text:style-name="T1">寫文章不怕暗算，倒是挺怕傷人的心。即便善意也會傷人。有句話說：「善意正是通往地獄之路。」自以為是的善，比惡還惡。在人世裏，我們說這個善，那個惡，但在老天眼裏，肯定不是這樣想，許多時候善惡剛好相反。</text:span></text:p>
      <text:p text:style-name="P3"><text:span text:style-name="T1">我的小孩將來如果說要參與社運，可能會比說他要加入竹聯幫，更讓我擔憂。我怕正義感會毀了他。憐憫是好的，但正義感卻不怎麼好，一個人若有正義感，很難不 “自義”，也就是自以為是。自義是最大的惡。一旦涉及義，最好就盡量使它變成一種私密語言，一種存乎一心、不為人所知的感情，而不是變成一種赤裸裸的什麼正義之舉。</text:span></text:p>
      <text:p text:style-name="P3"><text:span text:style-name="T1">一個人離 “義” 離得越遠越好，因為 ”義” 不是人的辭彙。人若給老天篡位，他老人家會變臉。齊克果說，有個挺有正義感的道德導師對世人發聲：你們應該這樣那樣。結果，上帝在天上聽到了，破口大罵說：它馬的，是你才應該這樣那樣吧！</text:span></text:p>
      <text:p text:style-name="P3"><text:span text:style-name="T1">跟羅素一樣，我常這樣看人：一個人，如果總是表現或嘴巴喊出一種正義感，一副奮發上進的樣子，那他肯定不是什麼好人，”智商” 應該很低，美感則只能打零分。相反地，一個人如果總是有那麼一點憂鬱和自責，胸無大志，甚至感覺好像有點脫離地面，活得不耐煩，即便真的幹過什麼天大的壞事，都不會是壞蛋。</text:span></text:p>
      <text:p text:style-name="P3"><text:span text:style-name="T1">Emir Kusturica 說得很對，他三十五歲拍《亞歷桑那夢游》時說，他「走過這個地球三十五個年頭」，發現一個道理：「人屬於自然，不屬於文明。」</text:span></text:p>
      <text:p text:style-name="P3"><text:span text:style-name="T1">一些蠢蛋俗人常罵人「禽獸不如」，它娘的當然不如啦。豈只不如，我們更應該努力向飛禽走獸看齊才對。聖經上不也說「且問天上飛鳥」、「且問地上走獸」嗎？你看，貓狗挺自然，挺可愛的，除了英國人養的紳士貓和淑女狗以及我害怕的蟑螂之外，我從沒見過什麼不可愛、不自然的動物。但如果上帝在牠們腦中植入一些「文明」觀念或什麼「正義感」，飛禽走獸將不再令人著迷。</text:span></text:p>
      <text:p text:style-name="P3"><text:span text:style-name="T1">陳真 2004. 12. 13.</text:span><text:span text:style-name="T3"><text:line-break/></text:span></text:p>
      <text:p text:style-name="P5"><text:span text:style-name="T1">五榖不分笨小孩 | 2004.12.13 11:57 | </text:span><text:span text:style-name="T2">#</text:span></text:p>
      <text:p text:style-name="P2"><text:span text:style-name="T1">版面長怎樣我沒太多意見 不過我想知道標題背景是什麼植物？</text:span><text:span text:style-name="T3"><text:line-break/></text:span><text:span text:style-name="T1">是不是橄欖？(猜錯不要笑我 因為我是城市長大的可憐笨小孩)</text:span></text:p>
      <text:p text:style-name="P2"><text:span text:style-name="T1">我還想知道另外一件事 就是這句'私密語言'："--^。---@@~~~"</text:span><text:span text:style-name="T3"><text:line-break/></text:span><text:span text:style-name="T1">真是有夠神秘的 只能猜@@是“看”...嘖嘖...</text:span><text:span text:style-name="T3"><text:line-break/></text:span><text:span text:style-name="T1">*苦思貌*</text:span></text:p>
      <text:p text:style-name="P2"><text:span text:style-name="T1">qegg</text:span><text:span text:style-name="T3"><text:line-break/></text:span></text:p>
      <text:p text:style-name="P1"><text:span text:style-name="T1">魏福全 | 2004.12.13 01:15 | </text:span><text:span text:style-name="T2">#</text:span></text:p>
      <text:p text:style-name="P3"><text:span text:style-name="T1">悠閒是一種美德 自打嘴巴是修養 看過陳真一百篇文章之後 就不會覺得陳真對人有敵意 挨罵也能當成吃補 可以顧腦的.今天看美麗島25週年專輯 有一種感覺 真相不如傳奇 努力還原真相卻讓感覺越遠 就像戰爭片拍得越寫實恐怖 卻讓人對戰爭的恐懼和感覺越遠.</text:span></text:p>
      <text:p text:style-name="P1"><text:span text:style-name="T1">陳真 | 2004.12.12 23:09 | </text:span><text:span text:style-name="T2">#</text:span></text:p>
      <text:p text:style-name="P2"><text:span text:style-name="T1">謝謝福全,Naga 和世主. 有時想到這裏挺多朋友,突然就覺得不太敢亂講話,怕破壞形象,也怕人誤會. 比方說我常批評別人的想法,但並無惡意或為敵之意.各方識與不識的朋友,盼能了解這一點,不要介意或產生惡感,就當做是個無害的笨蛋在自言自語或發牢騷吧.</text:span></text:p>
      <text:p text:style-name="P2"><text:span text:style-name="T1">版面問題,想說應該多方收集意見,以便改進--如果技術上辦得到的話. 有人問巴勒網那隻像八爪章魚的 logo 哪去了? 它還在,但在新版下會縮小,所以先擱著.</text:span></text:p>
      <text:p text:style-name="P2"><text:span text:style-name="T1">底下是明天中時晚報要登的文章,其實是上回留言改寫一下而已.太關心世界其實也不好,對心理衛生不好,對人格也不好. "正義感" 不是一個好東西,它傷害一個人的靈魂.</text:span></text:p>
      <text:p text:style-name="P2"><text:span text:style-name="T1">夢使靈魂甦醒</text:span></text:p>
      <text:p text:style-name="P2"><text:span text:style-name="T1">陳真 2004. 12. 10.</text:span></text:p>
      <text:p text:style-name="P2"><text:span text:style-name="T3"><text:line-break/></text:span><text:span text:style-name="T1">法國導演高達批評摩爾的《華氏九一一》「低能，亂拍一通」；該片獲獎純因商業加政治，無關藝術。摩爾也不是什麼異議份子，更非左派，比政客還政客。主流媒體哄抬，政商名流及反布希人士瞎起鬨，如此而已。把商人當戰士吹捧無妨，但把政治當藝術抬舉則罪無可赦。凡事皆可忍，唯獨俗難耐。</text:span></text:p>
      <text:p text:style-name="P2"><text:span text:style-name="T1">德國導演荷索向來推崇笨蛋、怪人，抗拒地面現實。這點美感跟維根斯坦倒很像，維氏說他對這世界不感興趣：「我的哲學工作是：把地球整個丟一旁。」唯有如此，方可見那不可見之奧妙。即便追求真實的記錄片，也應脫離地心引力，因為真實並不存在這世上，而存在外太空。</text:span></text:p>
      <text:p text:style-name="P2"><text:span text:style-name="T1">荷索說，「不惜到外太空尋找清澈、未被污染的影像」。另一德國導演文溫德斯唱反調，強調藝術不在逃出世界，而是指引回到現實。然而現實比抽象更虛幻，夢境反倒更真實。Emir Kusturica 生平最推崇的費里尼，自傳書名就叫《夢是惟一的真實》。人不光由階級畫分，更由我們對待地心引力的態度分成兩個世界。</text:span></text:p>
      <text:p text:style-name="P2"><text:span text:style-name="T1">達文西說一生最遺憾之事是不會飛。Kusturica的電影常有人飛起的鏡頭；他說，判斷一部電影好壞，要看它裏頭人物是否受地心引力影響，所以他乾脆讓人飛起來。維根斯坦也說：「我的哲學價值，必須從它和地面距離來評定。」趣味很重要；新聞報導或呈堂證供只是一堆乾燥事實，因此無趣，除非脫離地心引力，變成神話。</text:span></text:p>
      <text:p text:style-name="P2"><text:span text:style-name="T1">荷索說：「創造神話吧，否則人類文明將如恐龍般絕跡。」面對無趣世界，Kusturica 也說，人應給自己打造一個「純粹精神世界」。簡單說就是做夢；春夢也好，噩夢也罷，夢才是我們的原鄉和歸宿。現實使人迷失沉睡，夢反倒使靈魂甦醒。</text:span><text:span text:style-name="T3"><text:line-break/></text:span></text:p>
      <text:p text:style-name="P1"><text:span text:style-name="T1">楊世主 | 2004.12.12 19:02 | </text:span><text:span text:style-name="T2">#</text:span></text:p>
      <text:p text:style-name="P3"><text:span text:style-name="T1">我較喜歡以前的畫面，明亮簡單，字不會"抖"，新版的左右兩邊灰色色塊有點壓迫感，但不知是否是為小螢幕使用者著想？不過主頁右側有圖的專欄蠻不錯的設計，讓人一進入即可直接點選想了解的議題，有工具書資料庫的效果。</text:span><text:span text:style-name="T3"><text:line-break/></text:span></text:p>
      <text:p text:style-name="P1"><text:span text:style-name="T1">Naga | 2004.12.12 17:52 | </text:span><text:span text:style-name="T2">#</text:span></text:p>
      <text:p text:style-name="P2"><text:span text:style-name="T1">個人感想：新版很漂亮，不過字有點小，看起來好像每個字都在發抖，又，其實我比較喜歡以前那樣一進來就看見那個計數器的感覺，像早上來這兒看見人數又變多了，一整天的士氣就會為之一振，現在要特地捲到畫面下方才會出現，有點可惜。</text:span></text:p>
      <text:p text:style-name="P1"><text:span text:style-name="T1">魏福全 | 2004.12.12 14:11 | </text:span><text:span text:style-name="T2">#</text:span></text:p>
      <text:p text:style-name="P3"><text:span text:style-name="T1">網站的名稱和網站的特色不太突顯 乍看之下 和原有的網站設計的味道大不同. 也恭喜選舉順利結束 每一次選舉的順利結束 不論結果如何 都是好事 至於誰上誰下 誰喜誰不喜 當然要隨喜了</text:span></text:p>
      <text:p text:style-name="P1"><text:span text:style-name="T1">寒夜裏的一點寧靜 | 2004.12.12 13:27 | </text:span><text:span text:style-name="T2">#</text:span></text:p>
      <text:p text:style-name="P2"><text:span text:style-name="T1">謝謝靜慧留言. "網工" (學姐)對新版不甚滿意,我也覺得好像有點不習慣,每人美感不同吧, 我喜歡單調單色單薄單純,越簡單越深沉,越醜越美,字體能稍大一些最好,歐吉桑看網頁太吃力,得拿放大鏡.</text:span></text:p>
      <text:p text:style-name="P2"><text:span text:style-name="T1">我懷疑是不是我和學姐的美感過於特殊,想知道別人怎麼看.</text:span></text:p>
      <text:p text:style-name="P2"><text:span text:style-name="T1">陳真 --^。---@@~~~--^。---@@~~~--^。---@@~~~--^。---@@~~~--^。---@@~~~--^。---@@~~~--^。---@@~~~--^。---@@~~~</text:span></text:p>
      <text:p text:style-name="P2"><text:span text:style-name="T1">p.s.: 恭喜恭喜,王八蛋打贏了龜兒子!!</text:span></text:p>
      <text:p text:style-name="P2"><text:span text:style-name="T1">=============</text:span><text:span text:style-name="T3"><text:line-break/></text:span><text:span text:style-name="T1">2004.12.12　 中時晚報</text:span></text:p>
      <text:p text:style-name="P2"><text:span text:style-name="T1">泛藍過半後 泛紫：宜走中間偏左路線</text:span></text:p>
      <text:p text:style-name="P2"><text:span text:style-name="T1">陳世財／台北報導</text:span></text:p>
      <text:p text:style-name="P2"><text:span text:style-name="T1">本屆立委選舉，泛藍過半。泛紫聯盟呼籲，未來，藍軍應該向「中間偏左」修正，多關心社會福利層面；否則，遲早也會像泛綠，被選民放棄。</text:span><text:span text:style-name="T3"><text:line-break/><text:line-break/></text:span><text:span text:style-name="T1">泛紫聯盟召集人簡錫◆指出，選前，民進黨氣勢旺，頻頻主動出招，廣泛運用麻辣的語言；而國民黨則只能被動接招；不過，選後，民進黨的表現卻未如預期，「這是重要警訊，這顯示淺藍淺綠的中間選民，對太抽離生活的意識型態之爭，還有惡鬥的政治手段，不感興趣了。民進黨往後應該抽離意識型態的選舉手段，多了解中間選民的需求。」</text:span></text:p>
      <text:p text:style-name="P2"><text:span text:style-name="T1">儘管泛藍立委席次過半，泛紫聯盟並不認為，台灣可因此邁入太平年。「除非台灣催生第二波民主昇華運動，兩岸和平及族群和諧方面，都得有積極作為，不能流於口號，才能建構社會安全網」簡錫◆不諱言，這個關鍵性的角色，需要泛藍來扮演，因為「包括陳水扁總統、游錫◆院長和高雄市長謝長廷等人，執政久了，就忘了當年中間偏左的起家理念，漸漸向右邊的財團靠攏，將社會福利妖魔化，放話這會拖垮國家財政。要執政黨修正立場，很難；在野黨才是希望」。</text:span></text:p>
      <text:p text:style-name="P2"><text:span text:style-name="T1">「泛藍過半，將來應該扮演更強而有力的在野黨，多創造議題，如同當年民進黨在野時，多關心社會貧富不均的問題，多聽聽中產階級和青年人的聲音。台灣社會，不敢結婚的問題大，失業率高，有高達80％到90％的年輕人不滿意自己的薪水，嫌太低。這些問題，才是中間選民最想關心的」簡錫◆說。</text:span></text:p>
      <text:p text:style-name="P2"><text:span text:style-name="T1">泛紫聯盟知道，第二波民主昇華運動邁入正軌之前，需要一段啟蒙期，「我們泛紫願意扮演催生者的角色……」簡錫◆建議，落選的沈富雄和施明德，不要灰心，一起加入泛紫行列，重新規畫政治理想，整合中間的政治力量，安定台灣。</text:span><text:span text:style-name="T3"><text:line-break/></text:span></text:p>
      <text:p text:style-name="P1"><text:span text:style-name="T1">黃靜慧 | 2004.12.12 12:03 | </text:span><text:span text:style-name="T2">#</text:span></text:p>
      <text:p text:style-name="P3"><text:span text:style-name="T1">新網站比舊網站方便閱讀。</text:span></text:p>
      <text:p text:style-name="P3"><text:span text:style-name="T1">越來越豐富。</text:span></text:p>
      <text:p text:style-name="P1"><text:span text:style-name="T1">低收入戶 | 2004.12.12 11:54 | </text:span><text:span text:style-name="T2">#</text:span></text:p>
      <text:p text:style-name="P2"><text:span text:style-name="T1">軍購宜速？</text:span><text:span text:style-name="T3"><text:line-break/></text:span><text:span text:style-name="T1">這樣好嗎？</text:span></text:p>
      <text:p text:style-name="P2"><text:span text:style-name="T1">黃靜慧</text:span><text:span text:style-name="T3"><text:line-break/></text:span><text:span text:style-name="T1">_______________________________</text:span></text:p>
      <text:p text:style-name="P2"><text:span text:style-name="T1">林正義：兩岸緩解 軍購宜速</text:span><text:span text:style-name="T3"><text:line-break/></text:span><text:span text:style-name="T1">林倖妃/台北報導</text:span><text:span text:style-name="T3"><text:line-break/></text:span><text:span text:style-name="T1">2004.12.12</text:span></text:p>
      <text:p text:style-name="P2"><text:span text:style-name="T1">立委選舉昨天揭曉，泛藍取得過半席次，學者認為北京當局應會樂於看到該結果，但對未來兩岸關係不致有太大影響，至於台美關係，新國會應站在台灣安全和防衛上合理需求考量，儘速通過國防特別預算，否則對台恐將處於不利地位。</text:span></text:p>
      <text:p text:style-name="P2"><text:span text:style-name="T1">政治大學國關中心研究員林正義觀察此次選舉結果，以泛藍所提出對大陸政策和兩岸關係主張看來，泛藍總席次超過泛綠，應是北京當局希望也高興看到的結果，從三二○總統大選後引發對岸的焦慮感，也會因此降低。</text:span></text:p>
      <text:p text:style-name="P2"><text:span text:style-name="T1">泛藍過半在兩岸關係的意涵上，呈現的是對春節包機直航以及兩岸某種程度三通等技術性議題，將透過新國會給予更大壓力，讓執政黨在處理上更為謹慎，但對兩岸未來不會有太大影響。</text:span></text:p>
      <text:p text:style-name="P2"><text:span text:style-name="T1">他分析，因為在兩岸政策上主要仍由總統和行政部門所主導，現今仍看不出海基會和海協會坐下來會商的可能性，泛藍過半席次雖然會降低北京當局焦慮感，認為台灣民間對泛綠仍有股牽制力量，加上美國對台灣正名運動的不支持，都讓其更為安心，但短期內仍不可能突破兩岸既有僵局。</text:span></text:p>
      <text:p text:style-name="P2"><text:span text:style-name="T1">林正義指出，兩岸關係的發展和台灣內政雖然息息相關，但尚牽涉很多因素，可改變的部分不是很大，大選結果只是符合北京當局的期待，對岸應趁此時提出更為緩和和有創意的對台政策。</text:span></text:p>
      <text:p text:style-name="P2"><text:span text:style-name="T1">至於台美未來關係發展，林正義認為，立法委員選舉後，台灣的行政部門和國會仍各屬不同政黨，對政府施政會有較大牽制力量，也會衝擊公共政策的制定，尤其是攸關台美的國防特別預算上。</text:span></text:p>
      <text:p text:style-name="P2"><text:span text:style-name="T1">對美國來說，林正義提出，美方目前對台灣政府不論推動修憲或正名運動，基本上的論調，就是不希望台灣片面改變現狀，也因此會出現對正名運動干涉太過的現象。</text:span></text:p>
      <text:p text:style-name="P2"><text:span text:style-name="T1">就此來說，泛藍過去掌握當然優勢，立委選戰過後仍然握有優勢，對執政黨的牽制力量更大，修憲或正名運動都會遭遇更大的阻礙和困難，相對美方的態度則是部分支持修憲，但對正名則有干涉太過現象。</text:span></text:p>
      <text:p text:style-name="P2"><text:span text:style-name="T1">總體來說，林正義說，北京當局樂於看到此次選舉結果，但對兩岸未來關係卻不見得會有重大影響，至於台美方面，雖然美國一貫立場是不希望看到台灣片面改變現狀，但現階段新國會應儘速通過國防特別預算，以強化台海安全，同時也符合美方期待。</text:span><text:span text:style-name="T3"><text:line-break/></text:span></text:p>
      <text:p text:style-name="P1"><text:span text:style-name="T1">網工 | 2004.12.11 05:26 | </text:span><text:span text:style-name="T2">#</text:span></text:p>
      <text:p text:style-name="P3"><text:span text:style-name="T1">請各位老朋友告訴我們你對新網站的看法!</text:span></text:p>
      <text:p text:style-name="P1"><text:span text:style-name="T1">董事長 | 2004.12.11 02:44 | </text:span><text:span text:style-name="T2">#</text:span></text:p>
      <text:p text:style-name="P2"><text:span text:style-name="T1">UNICEF 發表了2005 年世界兒童人權報告，很長，資料多，貼不完，請看這裏：</text:span></text:p>
      <text:p text:style-name="P2"><text:span text:style-name="T1">http://www.unicef.org/sowc05/english/</text:span></text:p>
      <text:p text:style-name="P2"><text:span text:style-name="T1">底下是一些相關報導。</text:span></text:p>
      <text:p text:style-name="P2"><text:span text:style-name="T1">像這些資料，以 UNICEF 的能力，翻譯成中文絕不是問題。當這些資料無法被使用中文及其他語文的人口廣泛閱讀時，影響力就大打折扣。中文世界十幾二十億人，對這些問題卻幾乎隔絕，一無所知。也許這也是為什麼諸如反戰運動或人權觀念難以普及到中文世界的原因。</text:span></text:p>
      <text:p text:style-name="P2"><text:span text:style-name="T1">UNICEF 指出兒童的三大殺手：戰亂、貧窮和愛滋病。但我覺得還有一項就是大人對兒童的「漠不關心」。因為許多問題並不是財力或客觀條件上無法克服，而是政治腐敗，根本不想做。</text:span></text:p>
      <text:p text:style-name="P2"><text:span text:style-name="T1">比方說UNICEF也提到，巴基斯坦百分之六十的兒童死亡可以避免，因為他們是死於像腹瀉或肺炎以及一些新生兒時期的感染。要顯著改善這些問題，只是要做或不做的問題，而不是能力上做不到；少買一顆飛彈，錢就夠了。台灣不就是這樣嗎？</text:span></text:p>
      <text:p text:style-name="P2"><text:span text:style-name="T1">而所謂貧窮，與其說是貧窮，不如說是貧富差距太大、太不合理。在國外免不了會看到一些來自印尼、印、巴或中國大陸的人，看他們有錢到那樣一副德性，常覺得挺不可思議。他們國家的人民，許多人只因為幾十塊錢就無法上小學，而這些公子哥兒或千金小姐卻是要什麼有什麼，整天購物購個不停，根本不需要或不是那麼需要的東西，不必多考慮就能買下來，簡直是「為了購物而購物」。難道他們家裏在印鈔票？或是爹娘都是什麼酋長或高幹或董事長？要不然怎麼會生存境遇差這麼多？</text:span></text:p>
      <text:p text:style-name="P2"><text:span text:style-name="T1">董事長文化氣質高，生活不算太奢靡，唯一缺點是喜歡買書，但也總得考慮半天，而且以二手居多或是用朋友的影印機偷印。若不是很必要的書或超喜歡的 CD，能不買就不買。但某些新一代人類之生活享受，卻似乎不是這樣，似乎只要想買就買，沒有用的也買，一點都不猶豫。</text:span></text:p>
      <text:p text:style-name="P2"><text:span text:style-name="T1">人類社會真是很不公平。甘地說，「如果平等和自由只能二選一，我會選擇平等。」因為沒有平等，哪來自由？你買得起，我買不起，那我就根本沒有買東西的這種「自由」。自由必須以平等做基礎；而所謂左右之分，分野也在此。許多人歌頌自由卻不在乎平等，那只是自欺欺人。哪有這種自由？！</text:span></text:p>
      <text:p text:style-name="P2"><text:span text:style-name="T1">陳真 2004. 12. 10. 世界人權日</text:span><text:span text:style-name="T3"><text:line-break/></text:span><text:span text:style-name="T1">==============</text:span><text:span text:style-name="T3"><text:line-break/></text:span><text:span text:style-name="T1">http://www.unicef.ca/news/displayNewsItem.php?id=106&amp;PHPSESSID=c435f07d29b0aee20e1d3a7cbbf341b3</text:span></text:p>
      <text:p text:style-name="P2"><text:span text:style-name="T1">UNICEF releases The State of the World's Children 2005</text:span><text:span text:style-name="T3"><text:line-break/></text:span><text:span text:style-name="T1">Thursday, Dec 09, 2004</text:span></text:p>
      <text:p text:style-name="P2"><text:span text:style-name="T1">December 9, 2004 --More than half of all children in the world are suffering extreme deprivations from poverty, armed conflict and AIDS, according to UNICEF's The State of the World's Children report, an annual barometer measuring the situation facing children around the world.</text:span></text:p>
      <text:p text:style-name="P2"><text:span text:style-name="T1">"For every child enjoying what we consider to be a normal childhood, there is a child going to bed hungry, watching a parent die from AIDS, or living in a refugee camp after being forced to flee from home by war and violence," says David Agnew, president and CEO, UNICEF Canada. "Despite some progress over the last decade, we are continuing to deny one billion girls and boys the opportunity to grow up healthy and safe."</text:span></text:p>
      <text:p text:style-name="P2"><text:span text:style-name="T1">Childhood is an irreplaceable period of time for children to grow and develop, and the quality of those years is essential to ensuring their health and safety. Failure to protect children's well being causes permanent damage - to children, their families, their communities and ultimately society's ability to secure human rights and promote economic advancement.</text:span></text:p>
      <text:p text:style-name="P2"><text:span text:style-name="T1">This year's The State of the World's Children report, themed Childhood Under Threat, argues that children experience poverty differently from adults and its impact cannot be measured by traditional income or consumption assessments. The essentials being denied to one billion children, with 700 million children lacking two or more of them, include adequate shelter, sanitation, safe water, information, health-care services, education and adequate food.</text:span></text:p>
      <text:p text:style-name="P2"><text:span text:style-name="T1">Since the 1989 adoption of the United Nations Convention on the Rights of the Child – the world's most widely adopted human rights treaty – there have been significant advances through providing food, water, health care, education and other essentials to child survival. There has also been growing worldwide awareness of the need to put formal measures in place to protect children from exploitation, abuse and violence. However, many of the gains achieved are in serious danger of being undermined by the three most devastating threats to children today: poverty, HIV/AIDS, and armed conflict.</text:span></text:p>
      <text:p text:style-name="P2"><text:span text:style-name="T1">In 2003 alone, 10.6 million children died before they reached their fifth birthday – equivalent to one and a half times the entire population of children in Canada. The majority of these deaths could have been prevented with adequate food, clean water, immunization and basic medical care. When conflict strikes, the effect is even more catastrophic, as 13 per cent more children under five years of age die in a typical five-year war. Children account for nearly half of the 3.6 million people killed in conflicts since 1990. In addition to the devastation on children's physical health, hundreds of thousands of children suffer the trauma of being recruited or abducted as child soldiers, injured by landmines, raped as a weapon of war and witnessing violence to their families that often leaves them orphaned.</text:span></text:p>
      <text:p text:style-name="P2"><text:span text:style-name="T1">Now the single largest killer of people aged 15-49 worldwide, AIDS is also waging war on children. Its devastation is most clear among the 15 million children who have been orphaned by this disease. The death of a parent pervades every aspect of a child's life, from emotional well being to physical security, mental development and overall health. But the report also finds that the effects of HIV/AIDS begin harming children long before they become orphaned. Because of the parent's inability to work, many children, especially girls, are forced to drop out of school to work or care for their families, and are in particular danger of being exploited through hazardous labour.</text:span></text:p>
      <text:p text:style-name="P2"><text:span text:style-name="T1">HIV/AIDS is not only killing parents, but many of the other protective adults in children's lives, including teachers and health workers. Because of the time lag between HIV infection and death from AIDS, the crisis will worsen for at least the next decade, even if new infections are stabilized or begin to fall. The State of the World's Children report details the actions the international community must take to prevent the spread of AIDS, keep adults living with HIV alive, and provide support and care for children who become orphaned. Currently, 93 per cent of people in developing countries who need antiretroviral therapy to treat HIV simply do not have access to the kind of drugs that are readily available in Canada – a problem that must be addressed to save millions of lives, and prevent mother-to-child transmission of the disease.</text:span></text:p>
      <text:p text:style-name="P2"><text:span text:style-name="T1">"The State of the World's Children report forces us, as Canadians and as part of the international community, to face head-on the harsh realities children are living," says Agnew. "But the good news is that it is possible to change this reality, no matter how daunting it may seem. In Canada, we have the capacity to make an enormous impact by ensuring our policies and actions always keep children at the centre. The Canadian government has made significant contributions to development and humanitarian initiatives, but we must do more. We can, and must, take on a larger leadership role as a nation, as individuals and businesses, to alleviate the suffering that half the world's children are experiencing."</text:span></text:p>
      <text:p text:style-name="P2"><text:span text:style-name="T1">View State of the World's Children 2005</text:span></text:p>
      <text:p text:style-name="P2"><text:span text:style-name="T1">UNICEF is the world's leader for children, working in 158 countries and territories to save, protect and enhance the lives of children and their families. The world's largest provider of vaccines for developing nations, UNICEF supports child health and nutrition, promotes quality basic education for all boys and girls, and protects children from violence, exploitation and AIDS. With almost 60 years of experience, UNICEF is funded entirely by voluntary contributions from individuals, businesses foundations and governments. Through fundraising and education, UNICEF Canada is dedicated to improving the lives of children around the world.</text:span></text:p>
      <text:p text:style-name="P2"><text:span text:style-name="T1">David Agnew has travelled extensively to developing nations and met many children behind the statistics, including children orphaned by AIDS in Zimbabwe, children who have fled to camps in Sudan and children struggling to survive in Cambodia.</text:span></text:p>
      <text:p text:style-name="P2"><text:span text:style-name="T1">B-roll is available digitally at www.thenewsmarket.com (keyword UNICEF) or on beta by request.</text:span></text:p>
      <text:p text:style-name="P2"><text:span text:style-name="T1">To arrange an interview or for more information, please contact:</text:span></text:p>
      <text:p text:style-name="P2"><text:span text:style-name="T1">Nicole Ireland, National Communications</text:span></text:p>
      <text:p text:style-name="P2"><text:span text:style-name="T1">UNICEF Canada</text:span></text:p>
      <text:p text:style-name="P2"><text:span text:style-name="T1">Telephone: (416) 482-4444, ext. 831</text:span></text:p>
      <text:p text:style-name="P2"><text:span text:style-name="T1">Cellular: (416) 992-7349</text:span></text:p>
      <text:p text:style-name="P2"><text:span text:style-name="T1">==========</text:span><text:span text:style-name="T3"><text:line-break/></text:span><text:span text:style-name="T1">http://www.unicef.ca/press/SOWC/</text:span></text:p>
      <text:p text:style-name="P2"><text:span text:style-name="T1">The State of the World’s Children 2005:</text:span><text:span text:style-name="T3"><text:line-break/></text:span><text:span text:style-name="T1">Childhood Under Threat</text:span></text:p>
      <text:p text:style-name="P2"><text:span text:style-name="T1">The State of the World’s Children 2005 focuses on how poverty, conflict and HIV/AIDS threaten the idea of childhood as a period of time for children to grow and develop to their full potential.</text:span></text:p>
      <text:p text:style-name="P2"><text:span text:style-name="T1">UNICEF/HQ91-0914/Roger LeMoyne</text:span></text:p>
      <text:p text:style-name="P2"><text:span text:style-name="T1">Childhood is a special time in each individual’s life – a time when they should be encouraged to learn and play by their family and an extended community of caring adults – and an essential element in the development of healthy and productive future generations. The Convention on the Rights of the Child, adopted in 1989, offers a new definition of childhood based on human rights. It heralded significant advances in the fulfilment of children’s rights to survival, health and education through the provision of essential goods and services, and a growing recognition of the need to create a protective environment to shield children from exploitation, abuse and violence.</text:span></text:p>
      <text:p text:style-name="P2"><text:span text:style-name="T1">However, in several regions and countries, some of these gains are in danger of reversal as a result of poverty, conflict and HIV/AIDS. The rights of over 1 billion children are violated because they are denied of one or more of the basic services required to survive, grow and develop. Millions of children are growing up in families and communities torn apart by armed conflict. In sub-Saharan Africa, HIV/AIDS has led to increasing child mortality rates, dramatic reductions in life expectancy and millions of orphans.</text:span></text:p>
      <text:p text:style-name="P2"><text:span text:style-name="T1">These are not the only factors that undermine childhood, but they are certainly among the most significant, with profoundly damaging effects on a child’s chances of survival and development. The harm they cause lingers well beyond the years of childhood, increasing the likelihood that the next generation will be affected by the same threats and endangering the achievement of the Millennium Development Goals.</text:span></text:p>
      <text:p text:style-name="P2"><text:span text:style-name="T1">“Only as we move closer to realizing the rights of all children will countries move closer to their goals of development and peace.” ---Kofi A. Annan</text:span></text:p>
      <text:p text:style-name="P2"><text:span text:style-name="T1">================</text:span><text:span text:style-name="T3"><text:line-break/></text:span><text:span text:style-name="T1">http://news.bbc.co.uk/2/hi/south_asia/4073313.stm</text:span></text:p>
      <text:p text:style-name="P2"><text:span text:style-name="T1">UN warns of triple child scourges</text:span><text:span text:style-name="T3"><text:line-break/></text:span><text:span text:style-name="T1">By Paul Anderson</text:span></text:p>
      <text:p text:style-name="P2"><text:span text:style-name="T1">BBC News, Islamabad</text:span></text:p>
      <text:p text:style-name="P2"><text:span text:style-name="T3"><text:line-break/></text:span><text:span text:style-name="T1">Children are on the frontline of the Aids scourge</text:span></text:p>
      <text:p text:style-name="P2"><text:span text:style-name="T1">Children are the first to suffer from the scourge of Aids, war and poverty, the head of Unicef has said.</text:span></text:p>
      <text:p text:style-name="P2"><text:span text:style-name="T1">Carol Bellamy said progress had been made on their welfare and human rights but there was still more to be done.</text:span></text:p>
      <text:p text:style-name="P2"><text:span text:style-name="T1">She was speaking in Pakistan three days ahead of the publication in London of a major report by the UN agency, entitled "Childhood under Threat".</text:span></text:p>
      <text:p text:style-name="P2"><text:span text:style-name="T1">She cited Pakistan and Iraq as examples where children's health and education was suffering.</text:span></text:p>
      <text:p text:style-name="P2"><text:span text:style-name="T1">'Total mess'</text:span></text:p>
      <text:p text:style-name="P2"><text:span text:style-name="T1">Ms Bellamy said education in Iraq was a good example, where the country's schools were in her words 'a total mess' - much of it the result of the recent war.</text:span></text:p>
      <text:p text:style-name="P2"><text:span text:style-name="T1">And the UN's children's fund head said countries like Pakistan could do more to address children's health and education interests.</text:span></text:p>
      <text:p text:style-name="P2"><text:span text:style-name="T1">The country has a bloated expenditure on the military and small spending on education so that it lags even behind impoverished neighbours like Bangladesh in many spheres.</text:span></text:p>
      <text:p text:style-name="P2"><text:span text:style-name="T1">Ms Bellamy said 60% of child deaths in Pakistan could be avoided by focusing on a limited number of treatable diseases like diarrhoea, pneumonia and neonatal infections.</text:span></text:p>
      <text:p text:style-name="P2"><text:span text:style-name="T1">In the last budget, Pakistan increased spending in the social development sector.</text:span></text:p>
      <text:p text:style-name="P2"><text:span text:style-name="T1">Prime Minister Shaukat Aziz has repeatedly promised to work towards alleviating poverty, but millions of people have yet to feel the results.</text:span></text:p>
      <text:p text:style-name="P2"><text:span text:style-name="T1">Ms Bellamy said Aids and conflict were having an enormous impact on the lives of children and preventing the world from meeting its development goals.</text:span></text:p>
      <text:p text:style-name="P2"><text:span text:style-name="T1">Although advances had been made in children's welfare and human rights, she said more challenges lay ahead.</text:span><text:span text:style-name="T3"><text:line-break/></text:span></text:p>
      <text:p text:style-name="P1"><text:span text:style-name="T1">這世界不適合兒童居住 | 2004.12.11 01:47 | </text:span><text:span text:style-name="T2">#</text:span></text:p>
      <text:p text:style-name="P3"><text:span text:style-name="T1">這是英文版. 陳真</text:span></text:p>
      <text:p text:style-name="P3"><text:span text:style-name="T1">============</text:span><text:span text:style-name="T3"><text:line-break/></text:span><text:span text:style-name="T1">http://allafrica.com/stories/200412090693.html</text:span></text:p>
      <text:p text:style-name="P3"><text:span text:style-name="T1">Daily HIV/Aids Report</text:span></text:p>
      <text:p text:style-name="P3"><text:span text:style-name="T1">Kaisernetwork.org (Washington, DC)</text:span></text:p>
      <text:p text:style-name="P3"><text:span text:style-name="T1">December 9, 2004</text:span></text:p>
      <text:p text:style-name="P3"><text:span text:style-name="T1">Posted to the web December 9, 2004</text:span></text:p>
      <text:p text:style-name="P3"><text:span text:style-name="T1">Global Challenges</text:span></text:p>
      <text:p text:style-name="P3"><text:span text:style-name="T1">Libya Will Not Execute Six Health Workers Accused of Intentionally Infecting Children With HIV, Kadafi's Son Says</text:span></text:p>
      <text:p text:style-name="P3"><text:span text:style-name="T3"><text:line-break/></text:span><text:span text:style-name="T1">[Dec 09, 2004]</text:span></text:p>
      <text:p text:style-name="P3"><text:span text:style-name="T1">The son of Libyan leader Moammar Kadafi on Wednesday said that the government will not execute five Bulgarian nurses and a Palestinian doctor who have been convicted of intentionally infecting hundreds of children in the country with HIV, the New York Times reports (Smith, New York Times, 12/9). A five-judge panel of a Libyan court in May sentenced to death by firing squad the health workers, who have been detained in Libya since 1999 and have been accused of deliberately infecting more than 400 children with HIV through contaminated blood products. The health workers also were ordered to pay a total of $1 million to the families of the children, 43 of whom have died. Kadafi accused the health workers of taking orders from the CIA and the Israeli secret service to kill Libyan children in order to destabilize the country. However, some European governments and human rights groups say that the Libyan Health Ministry failed to screen blood products adequately and allowed poor sterilization practices at Al Fateh Children's Hospital in Benghazi, where the health care workers were employed and where the children were infected. Two of the workers and the Palestinian doctor have said that they had been tortured into making confessions. During their trial, Dr. Luc Montagnier, co-discoverer of HIV, testified that he believed the children were infected in 1997, more than a year before the Bulgarians were hired (Kaiser Daily HIV/AIDS Report, 12/7). Seif al-Islam el-Kadafi, Moammar's son, on Wednesday said, "No one is going to execute anyone." He added that the Libyan government is expected over the next two months to pass a new law limiting the use of capital punishment to "a small number of crimes," according to the Times. Although Kadafi's son holds "no official position" in the government, he heads an organization that is helping to negotiate a resolution in the case and is "believed to speak with the backing of his father," the Times reports.</text:span></text:p>
      <text:p text:style-name="P3"><text:span text:style-name="T1">Possible Extradition</text:span></text:p>
      <text:p text:style-name="P3"><text:span text:style-name="T1">Kadafi said Libya might seek to extradite the Bulgarian nurses to Bulgaria but did not say what might be done with the Palestinian doctor. Kadafi also suggested that in exchange for the extradition of the workers, the country might ask for the extradition of a Libyan man serving a life sentence in Scotland for the 1988 crash of Pan Am Flight 103 over Lockerbie, Scotland, according to the Times. In addition, Libyan officials have said that a re-examination of the health care workers' death sentences would depend on Bulgaria paying compensation to the families of the HIV-positive children. However, Bulgaria has refused to pay any compensation, saying that doing so would acknowledge guilt on the part of the health workers, the Times reports. "I think we have to extradite them at a certain stage because we have an extradition treaty with Bulgaria," Kadafi said, adding, "But first we have to satisfy the families, compensation and a medical solution long term for their children" (New York Times, 12/9). Ramadan al-Fituri, director of the association representing the HIV-positive children, on Wednesday said that Libya would drop the case against the health workers if Bulgaria pays about $13.3 million for every child infected with HIV, AFP/Mail and Guardian reports. Fituri on Tuesday said that the charges against the six health workers would be dropped if the children receive treatment at medical centers in Europe and all "necessary medicines," a new specialized hospital in Benghazi is built in Libya and "adequate compensation" is paid to the children's families, according to AFP/Mail and Guardian (AFP/Mail and Guardian, 12/9).</text:span></text:p>
      <text:p text:style-name="P3"><text:span text:style-name="T1">More Than 1B Children Worldwide Face 'Brutal Existence' Because of HIV/AIDS, Poverty, Conflict, UNICEF Report Says</text:span></text:p>
      <text:p text:style-name="P3"><text:span text:style-name="T1">[Dec 09, 2004]</text:span></text:p>
      <text:p text:style-name="P3"><text:span text:style-name="T1">More than one billion children worldwide face a "brutal existence" because of HIV/AIDS, poverty and armed conflict, according to a UNICEF report released Thursday, BBC News reports (BBC News, 12/9). The annual report, titled "Childhood Under Threat," examines the impact of HIV/AIDS, poverty and war -- three of the most "widespread and devastating factors threatening childhood today" -- on children around the world, according to a UNICEF release. Working in collaboration with researchers from the London School of Economics and Bristol University, UNICEF found that more than one billion children are "denied the healthy and protected upbringing" guaranteed by the 1989 United Nations Convention on the Rights of the Child, according to UNICEF Executive Director Carol Bellamy (UNICEF release, 12/9).</text:span></text:p>
      <text:p text:style-name="P3"><text:span text:style-name="T1">HIV/AIDS</text:span></text:p>
      <text:p text:style-name="P3"><text:span text:style-name="T1">According to Peter McDermott, head of UNICEF's HIV/AIDS program, the pandemic's impact on children is "huge and getting worse. In fact, the worst is yet to come" (AFP/Yahoo! News, 12/8). Almost 500,000 children under 15 years old died of AIDS-related causes in 2003, and an additional 630,000 children were infected with HIV during 2003, according to UNICEF estimates. Approximately 2.1 million children under age 15 were living with HIV/AIDS in 2003, most of whom contracted the virus in utero, during birth or through breastfeeding, according to the report. The number of children worldwide who have lost one or both parents to HIV/AIDS increased from 11.5 million to 15 million between 2001 and 2003, and 80% of those children live in sub-Saharan Africa (AP/Yahoo! News, 12/9). The report also estimates that by 2010, more than 18 million African children will have lost one or both parents to AIDS-related causes unless "swift action [is] taken," Reuters reports (Lovell, Reuters, 12/9). AFP/Yahoo! News reports that millions of children also were "transformed into care providers for sick parents and siblings" between 2001 and 2003 (AFP/Yahoo! News, 12/8). "AIDS is the new factor in the last decade or so on the block, and it is having a vicious effect in some countries," David Agnew, president of UNICEF Canada, said, adding, "There is absolutely no question that in some countries, we are going backwards, and those are countries that are affected by intense and enduring conflict -- or the majority of them are the ones that have the highest HIV infection rates and AIDS death rates" (Oziewicz, Globe and Mail, 12/9).</text:span></text:p>
      <text:p text:style-name="P3"><text:span text:style-name="T1">Other Findings</text:span></text:p>
      <text:p text:style-name="P3"><text:span text:style-name="T1">The report also found that approximately 640 million children worldwide lack adequate shelter; 400 million children do not have access to safe water; 270 million children do not have access to health care; and 140 million children, most of whom are girls, have never attended school (AFP/Yahoo! News, 12/8). The mortality rate for children under five in sub-Saharan Africa in 2003 was 175 deaths per 1,000 children, compared with a world average of 80 deaths per 1,000 children. The report also determined that maternal mortality in sub-Saharan Africa in 2003 was 940 deaths per 100,000 live births, compared with a global average of 400 deaths per 100,000 live births (Reuters, 12/9). Of the 27 countries with the highest child mortality rates, 26 are located in Africa -- only Afghanistan was outside of the region. According to the report, Sierra Leone is the "most deadly place for a child," with a mortality rate for children under age five at nearly 30%, according to the Boston Globe (Donnelly, Boston Globe, 12/9). Almost half of the 3.6 million people killed in armed conflict worldwide since 1990 have been children, according to UNICEF. "Too many governments are making informed, deliberate choices that actually hurt childhood," Bellamy said, adding, "When half the world's children are growing up hungry and unhealthy, when schools have become targets and whole villages are being emptied by AIDS, we've failed to deliver on the promise of childhood" (BBC News, 12/9).</text:span></text:p>
      <text:p text:style-name="P3"><text:span text:style-name="T1">Reaction</text:span></text:p>
      <text:p text:style-name="P3"><text:span text:style-name="T1">Although Bellamy said that the "blame mostly rest[s]" with countries that failed to adequately address the HIV/AIDS pandemic and poverty or prevent armed conflict, some of her "critics" said the report was "full of evidence that she had failed to emphasize childhood survival," according to the Globe (Boston Globe, 12/9). In a comment published in the Dec. 3 issue of the journal Lancet, editor Richard Horton wrote that it is "widely, if regrettably, accepted that UNICEF has lost its way during Carol Bellamy's long term of office" (Horton, Lancet, 12/3). "The right to survival is the most critical right for a child," Dr. Robert Black, chair of international health at the Bloomberg School of Public Health at Johns Hopkins University, said, asking, "If we can't put our focus on that, how meaningful is the rest of the discussion on child rights?" However, Bellamy, who will step down as UNICEF executive director next year, has "defended her priorities over the past decade" and said she was "proud we have embraced a child's rights approach, advocating that children not be seen as charitable instruments, if you will, but human beings that have rights," the Globe reports. She added that "child rights has not been a diversion from survival. The rights of a child are not only to survive but to thrive, not to become a victim of HIV/AIDS, not to be exploited, not to be abused. The world doesn't stop at simple survival." Mark Rosenberg, executive director of the Task Force for Child Survival and Development who supports Bellamy's view, said that her successor should "develop closer relationships" with other U.N. agencies, especially the World Health Organization, as well as the U.S. government and organizations, such as the Bill and Melinda Gates Foundation, according to the Globe (Boston Globe, 12/9).</text:span></text:p>
      <text:p text:style-name="P3"><text:span text:style-name="T1">Child Marriage Puts Girls Worldwide at Risk of HIV/AIDS, Early Pregnancy; Ill. Sen. Durbin Drafts Legislation</text:span></text:p>
      <text:p text:style-name="P3"><text:span text:style-name="T1">[Dec 09, 2004]</text:span></text:p>
      <text:p text:style-name="P3"><text:span text:style-name="T1">Child marriage -- which affects about 51 million girls in developing countries worldwide -- puts women at risk of contracting HIV/AIDS or developing health complications from becoming pregnant at an early age, the Chicago Tribune reports. Girls who are married at a young age and become pregnant before their bodies are prepared to endure pregnancy and delivery may experience obstetric fistula. The condition, caused by ruptured tissue in the birth canal, can lead to continuous and uncontrollable leakage of feces and urine. Girls who develop obstetric fistula often are shunned by their families and communities because of the stigma attached to the condition, according to Geeta Rao Gupta, president of the International Center for Research on Women. About 100,000 new cases of obstetric fistula occur annually among girls, and about two million women worldwide are affected, according to the Tribune. Child marriage also can put young women at risk of contracting HIV. Girls often are married to older men, and the "unequal balance of power" makes young women "less able to negotiate the use of condoms" to protect against infection, according to the Tribune.</text:span></text:p>
      <text:p text:style-name="P3"><text:span text:style-name="T1">Economic Impact</text:span></text:p>
      <text:p text:style-name="P3"><text:span text:style-name="T1">Child marriage -- which is "common" in India, South Asia and sub-Saharan Africa -- has "negative and lasting" consequences for women's health, education and overall economic development, Rao Gupta said, the Tribune reports. The practice "perpetuates poverty" because girls stop going to school when they get married and subsequently miss out on "economic opportunities," Rao Gupta said, according to the Tribune. Studies show that the children of educated women are more likely to be educated and are healthier than the children of less-educated women, according to Rao Gupta. Early marriage and pregnancy also can limit young women from participating in society, according to Rao Gupta. "She is not able to feed her children, not able to engage in her community," Rao Gupta said, adding, "What we are trying to do is encourage economic growth and equity in society, and both those things are negatively affected by child marriage."</text:span></text:p>
      <text:p text:style-name="P3"><text:span text:style-name="T1">Relevant Links</text:span><text:span text:style-name="T3"><text:line-break/><text:line-break/></text:span><text:span text:style-name="T1">North Africa</text:span><text:span text:style-name="T3"><text:line-break/></text:span><text:span text:style-name="T1">Legal and Judicial Affairs</text:span><text:span text:style-name="T3"><text:line-break/></text:span><text:span text:style-name="T1">Libya</text:span><text:span text:style-name="T3"><text:line-break/></text:span><text:span text:style-name="T1">HIV-Aids and STDs</text:span><text:span text:style-name="T3"><text:line-break/><text:line-break/><text:line-break/></text:span><text:span text:style-name="T1">Legislation</text:span></text:p>
      <text:p text:style-name="P3"><text:span text:style-name="T1">After learning of the "long-term ramifications" of child marriage, Sen. Dick Durbin (D-Ill.) drafted legislation aimed at "curbing the practice in the developing world," the Tribune reports. Durbin currently is seeking a Republican co-sponsor for the bill, which he plans to introduce in January, according to Joe Shoemaker, Durbin's press secretary. One of the bill's provisions directs the secretary of state to develop a "comprehensive" three-year plan to prioritize in foreign aid programs that focus on adolescent health, delaying marriage among adolescents and first pregnancies among married adolescents, according to the Tribune. Durbin said, "If we are to promote the economic and social development of all the world's children, we must work to give girls a chance to grow up before they marry." He added, "I believe that you can tell the most about the potential future of a country by asking one simple question: How do they treat their women and girls? If they hold them back, that country is likely to struggle. If they fully include them and treat them as equals, that country is likely to advance much more rapidly" (Lauerman, Chicago Tribune, 12/8).</text:span></text:p>
      <text:p text:style-name="P6"><text:span text:style-name="T1"><text:line-break/></text:span></text:p>
      <text:p text:style-name="P1"><text:span text:style-name="T1">共有360萬人喪生 | 2004.12.11 01:37 | </text:span><text:span text:style-name="T2">#</text:span></text:p>
      <text:p text:style-name="P2"><text:span text:style-name="T1">http://tw.news.yahoo.com/041210/19/18sop.html</text:span></text:p>
      <text:p text:style-name="P2"><text:span text:style-name="T1">中時電子報 2004 / 12 / 10 (星期五)</text:span></text:p>
      <text:p text:style-name="P2"><text:span text:style-name="T1">全球10億兒童 沒有童年</text:span><text:span text:style-name="T3"><text:line-break/><text:line-break/></text:span><text:span text:style-name="T1">【中時電子報 】 國際新聞中心／綜合報導聯合國兒童基金會9日發布最新「世界兒童狀況」報告說，由於受到貧困、戰爭和愛滋病的威脅，世界上超過10億兒童處境悲慘，嚴酷的現實環境讓這些兒童根本無法享受正常的童年生活。</text:span><text:span text:style-name="T3"><text:line-break/><text:line-break/></text:span><text:span text:style-name="T1">英國廣播公司(BBC)報導，兒童基金會的執行主席貝米拉譴責說：「很多政府做出深思熟慮的選擇實卻損害了孩子們的童年。」她在倫敦舉行的年度報告會上說：「當世界上超過半數的孩子生活在飢餓和疾病中；當學校成為襲擊的對象；當整個村莊因愛滋病而死氣沈沈的時候，我們根本就談不上讓孩子擁有一個幸福的童年。」</text:span></text:p>
      <text:p text:style-name="P2"><text:span text:style-name="T1">該報告指出，儘管各國於1989年簽署了「聯合國兒童權利公約」，但很多國家仍然沒有完全履行其義務。兒基會稱，兒童貧困問題與其說是收入問題，不如說它是一個基本人權的問題。</text:span></text:p>
      <text:p text:style-name="P2"><text:span text:style-name="T1">據報導，超過10億的兒童無法獲得某些生活必需品，其中包括住所、食品、飲用水、衛生設施、學校、信息服務和醫療服務。</text:span></text:p>
      <text:p text:style-name="P2"><text:span text:style-name="T1">這份報告還詳細闡述了戰爭給孩子們帶來的傷痛。 據兒童基金會估計，在1990年以來爆發的戰爭中共有360萬人喪生，其中有近一半是兒童。數百萬的兒童因為戰亂流離失所，有些還被強迫去當兵。</text:span></text:p>
      <text:p text:style-name="P2"><text:span text:style-name="T1">聯合國兒基會敦促各國政府採取以保護人權為原則的措施，以推進社會和經濟發展。此外，各國在制定政策時必須要考慮到可能對兒童造成的影響。</text:span></text:p>
      <text:p text:style-name="P1"><text:span text:style-name="T1">黨國元老 | 2004.12.10 13:34 | </text:span><text:span text:style-name="T2">#</text:span></text:p>
      <text:p text:style-name="P3"><text:span text:style-name="T1">笨蛋常喜歡說選人不選黨或什麼選賢與能，這是錯的。在一個黑幫裏，好人壞人無甚差別；好人的白天往往比壞人的夜更黑。而且，要在政治人物中選出好人，大概比中樂透頭獎還難。</text:span></text:p>
      <text:p text:style-name="P3"><text:span text:style-name="T1">董事長雖然 “曾” 是某黨黨國元老，但自建黨後幾年，也就是大約 1989-1990 年以後，除了曾被陳定南給騙過一次、還幫忙寫過幾篇「膾炙人口」的文宣之外，就不曾再投給這個黨或為這個黨做任何支持。</text:span></text:p>
      <text:p text:style-name="P3"><text:span text:style-name="T1">投票原則有五：一，選黨不選人。二，投給那個肯定會落選的，算是做善事，給他一些安慰。三，盡量支持獨行俠（比如蘇盈貴），避免結構性分贓。四，投廢票。五，選一個最齷齪、最危險的黨或人，讓這個社會能儘早置之死地而後重生。</text:span></text:p>
      <text:p text:style-name="P3"><text:span text:style-name="T1">台灣其實只有一個黨，就是撈錢黨。台灣的黨，只做一件事，就是撈錢。只有蠢到極點的政治白癡才會以為黨除了撈錢之外還幹點別的。既然如此，為什麼還要選黨不選人？那是因為他們撈錢的方式不一樣，有些是良性的養雞取卵，有些則是連雞都殺了。就跟長瘤一樣，雖然都是瘤，但有的良性有的惡性，惡性瘤會帶來毀滅。</text:span></text:p>
      <text:p text:style-name="P3"><text:span text:style-name="T1">別說我cynical，我對人事物一點都不 cynical。熱烈去支持政治人物的人，真的很傻。如果對政治有興趣，應該投入其中，近距離觀察，看清楚一切，而不是在外頭瞎起鬨，搖旗吶喊，那真的很沒智商。政治腐敗的原因就在於太多不用心不用腦的笨蛋，他們被愚弄卻不自知，甚至為之感動。支持泛綠泛藍都一樣，全是飯桶。投票支持可以，但別把心也交出來。</text:span></text:p>
      <text:p text:style-name="P3"><text:span text:style-name="T1">陳真 2004. 12. 10.</text:span><text:span text:style-name="T3"><text:line-break/></text:span></text:p>
      <text:p text:style-name="P1"><text:span text:style-name="T1">魏福全 | 2004.12.10 01:25 | </text:span><text:span text:style-name="T2">#</text:span></text:p>
      <text:p text:style-name="P2"><text:span text:style-name="T1">無知的人有福了 用射飛鏢的最準了 不管怎麼射 都會正好沒射中其他五個不該選的人</text:span></text:p>
      <text:p text:style-name="P1"><text:span text:style-name="T1">選民 | 2004.12.10 00:52 | </text:span><text:span text:style-name="T2">#</text:span></text:p>
      <text:p text:style-name="P3"><text:span text:style-name="T1">我住在花蓮，不想浪費自己的一票，可是因為無知，真的不知道要選誰，這次花蓮立委有六名候選人：王廷升、鍾逸文、傅崑萁、盧博基、陳榮財、林連明。這還是我從一堆雜七雜八的宣傳紙翻出來的資料，因為就要投票了，我根本不知道有誰要選，面對這個名單，完全沒有概念，這是要從何選起？似乎應該要看看他們的政見，但是台灣的政見，要怎麼看？！是要比賽跳票率還是吹牛大賽...而且我現在過的是井底水蛙的生活，根本就是搞不清楚狀況，要不然也不會有今日這一問了。如果有人有概念，願意提供一個判斷的方向，當然是謝謝！</text:span></text:p>
      <text:p text:style-name="P1"><text:span text:style-name="T1">陳真 | 2004.12.08 21:26 | </text:span><text:span text:style-name="T2">#</text:span></text:p>
      <text:p text:style-name="P2"><text:span text:style-name="T1">我不知道荷索有新片。在我心目中，最偉大導演前三名，第一Emir Kusturica，第二高達，第三就是荷索。荷索很推崇笨蛋、怪人，抗拒地心引力，這點美感跟我挺接近。維根斯坦說自己對這世界絲毫不感興趣，他說：「我的哲學工作是：把地球丟棄一旁。」即便是追求真實的記錄片，也該脫離地心引力，因為真實並不存在這個世上，而存在外太空。荷索說，他「不惜到外太空尋找透明、未被污染的影像」。</text:span></text:p>
      <text:p text:style-name="P2"><text:span text:style-name="T1">德國還有個不錯的導演，叫文溫德斯，不過，感覺有點無趣就是了。跟荷索剛好相反，他覺得藝術有一種什麼碗糕使命，不在逃出世界，而是指引回到現實。但我覺得，現實比抽象更虛幻，夢境反倒還更真實一些，費里尼也這麼說，他的自傳書名就叫做《夢是惟一的真實》。Emir Kusturica 挺推崇費里尼。看來，人不光是由階級畫分，更是由我們對待地心引力的態度分成兩個世界。</text:span></text:p>
      <text:p text:style-name="P2"><text:span text:style-name="T1">達文西說，他一生最遺憾之事就是不會飛。Emir Kusturica的電影裏，常有人飛起來的鏡頭。他說：要看一部電影好壞，要看它裏頭人物是否受地心引力影響，所以他乾脆讓人飛起來。維根斯坦也說：「我的哲學之價值，必須從它和地面的距離來評定。」</text:span></text:p>
      <text:p text:style-name="P2"><text:span text:style-name="T1">趣味很重要。新聞是一堆乾燥事實，所以無趣，除非脫離地心引力，變成神話。荷索說：「創造神話吧，否則我們的文明將如恐龍般絕跡。」面對無趣世界，Kusturica 也說，人應給自己打造一個「純粹精神世界」，簡單說就是做夢。春夢也好，噩夢也罷，夢才是我們的原鄉和歸宿。現實使人迷失沉睡，夢反倒使我們甦醒。</text:span></text:p>
      <text:p text:style-name="P2"><text:span text:style-name="T1">底下是荷索一些語錄：</text:span></text:p>
      <text:p text:style-name="P2"><text:span text:style-name="T1">我知道我有能力道出那深藏在我們內心的影像，我能使它們被看見。</text:span></text:p>
      <text:p text:style-name="P2"><text:span text:style-name="T1">風景不是真正的風景，而是靈魂的情境：恐懼、神與人的孤立、寂寞、沮喪、夢的靈視。</text:span></text:p>
      <text:p text:style-name="P2"><text:span text:style-name="T1">電影是「文盲的藝術」。</text:span></text:p>
      <text:p text:style-name="P2"><text:span text:style-name="T1">為何我要拍電影？我想要顯示無法解釋的事物。</text:span></text:p>
      <text:p text:style-name="P2"><text:span text:style-name="T1">電影是屬於平民百姓而非學者的藝術，電影文化不是分析，而是意識上的騷動。電影源自巡迴村鎮表演的劇團和馬戲班，而不是來自藝術和學院主義。</text:span></text:p>
      <text:p text:style-name="P2"><text:span text:style-name="T1">拍攝電影需要的不是金錢，而是勇氣，以及不斷忍受羞辱的能耐，我們必須說出我們自己。</text:span></text:p>
      <text:p text:style-name="P2"><text:span text:style-name="T1">它不只是我的夢，我相信所有這些夢也是你們的夢。我和你們之間的唯一差別是：我能把它說出來。</text:span></text:p>
      <text:p text:style-name="P2"><text:span text:style-name="T1">如果我放棄這計劃，我就是個沒有夢想的人。我不願意這樣子活下去，我要與這個計劃共生死。</text:span></text:p>
      <text:p text:style-name="P2"><text:span text:style-name="T1">我們所遭受到的是深刻地缺乏痛苦，這對人類是毀滅性的；我們不可能身為人，卻沒有經歷痛苦。</text:span></text:p>
      <text:p text:style-name="P2"><text:span text:style-name="T1">失敗同時擁有輕與重兩種本質。</text:span></text:p>
      <text:p text:style-name="P2"><text:span text:style-name="T1">我一直著迷於英雄人物，就是具有超越現實處境之靈視的人，也就是打破窠臼、突破限制的人。藉著夢想和奮鬥，我們正試圖獲得身為人的尊嚴。</text:span></text:p>
      <text:p text:style-name="P2"><text:span text:style-name="T1">我已逐漸放棄「學院式」的思考；這種思考是如此惡劣與恐怖，因為它深刻地缺乏痛苦。</text:span></text:p>
      <text:p text:style-name="P2"><text:span text:style-name="T1">當我環顧我的周圍，看看四下裏的人們，真的就會有這樣一種感情産生：上帝必定會反對他們。</text:span></text:p>
      <text:p text:style-name="P2"><text:span text:style-name="T1">陳真 2004. 12. 8.</text:span><text:span text:style-name="T3"><text:line-break/></text:span></text:p>
      <text:p text:style-name="P1"><text:span text:style-name="T1">紀錄片雙年展 | 2004.12.08 09:40 | </text:span><text:span text:style-name="T2">#</text:span></text:p>
      <text:p text:style-name="P3"><text:span text:style-name="T1">我喜歡的女導演艾格妮華達、河瀨直美要來台灣耶！</text:span><text:span text:style-name="T3"><text:line-break/></text:span><text:span text:style-name="T1">怡靜</text:span></text:p>
      <text:p text:style-name="P3"><text:a xlink:type="simple" xlink:href="http://udn.com/NEWS/READING/REA9/2390583.shtml"><text:span text:style-name="T2">紀錄片雙年展 越界看世界</text:span></text:a><text:span text:style-name="T3"><text:line-break/></text:span><text:span text:style-name="T1">【記者劉郁青／專題報導】</text:span></text:p>
      <text:p text:style-name="P3"><text:span text:style-name="T1">第四屆紀錄片雙年展即將開幕，雙年展已是文建會最大宗補助案之一，如何拓寬國內紀錄片的市場和眼界也成為重要目的。今年鎖定「新觀點‧看世界」為軸，國際觀摩首度挑戰以色列和巴勒斯坦的對話觀點，以「互望心中的國界」為題，推出以色列導演阿默斯吉泰的專題，並對比幾個巴勒斯坦導演的影片來看以巴關係；國際重量級紀錄片導演艾格妮華達、河瀨直美都將來台。</text:span></text:p>
      <text:p text:style-name="P3"><text:span text:style-name="T1">今年的雙年展自11日到17日分別在欣欣晶華、光點台北及台泥大樓士敏廳推出。策展人王派彰表示，台灣對紀錄片的觀點仍偏向傳統，強調紀錄片的人文和功能性，以及改造社會的使命；其實，近年國際上紀錄片類型越來越多樣化，不僅紀錄片與劇情電影的分類越來越模糊，紀錄片處理的主題也益加多元，因此今年跨越劇情和紀錄界線，只要是「關心別人如何思考」的都可以成為這個影展觀摩的影片。</text:span></text:p>
      <text:p text:style-name="P3"><text:span text:style-name="T1">「以巴對峙」是近年國際政治的焦點，但外界鮮少能同時透過以色列人和巴勒斯坦人來看雙方的立場及觀點。王派彰說，上屆雙年展就有雄心想以「以巴關係」為主題之一，但網羅的片子不夠多，今年邀到以色列導演阿默斯吉泰參展，將有《房子》、《耶路撒冷之屋》、《戰地日記》、《謀殺競技場》等多部影片，另有艾利亞蘇立曼等三個巴勒斯坦導演的影片，讓觀眾能從以色列和巴勒斯坦兩方觀點來洞察兩國關係。</text:span></text:p>
      <text:p text:style-name="P3"><text:span text:style-name="T1">阿默斯吉泰的《房子》被選為開幕片之一，此片透過一棟座落在耶路撒冷的房子的歷史，做為以巴關係的縮影。阿默雖是以國導演，但常在片中訪問巴國人的想法及觀點，曾因為拍攝主題的敏感性被迫流亡法國十年，近年解禁才回到以色列。《房子》曾被以國禁演，後來被導演從歷史的垃圾箱保存下來。</text:span></text:p>
      <text:p text:style-name="P3"><text:span text:style-name="T1">「特別放映」選擇在世界影壇爭議極大的《虛擬公路181》，長達270分鐘，破天荒由巴勒斯坦與以色列導演共同合導，沿著以巴邊界的181公路拍攝，引領觀眾看見以巴衝突背後的另一面，本片在巴黎龐畢度中心放映還曾引起場外騷動。</text:span></text:p>
      <text:p text:style-name="P3"><text:span text:style-name="T1">死亡是恆久的禁忌話題，本屆紀錄片則以「凝視死亡」單元來處理，法國作家艾維吉伯罹患愛滋病瀕臨死亡，他用攝影機拍下死前的生活成為《拘謹與放肆》一片；好友蘇菲卡勒拍的《No Sex Last Night》看似與死亡無關，其實片中籠罩凝重死亡陰影，她並在片中打電話給死去的艾維，只為了想聽聽他留在答錄機的聲音。</text:span></text:p>
      <text:p text:style-name="P3"><text:span text:style-name="T1">55歲的日本攝影評論家西井一夫罹患肺癌，要求導演河瀨直美替他紀錄下只剩數月可活的日子，成為《追憶的舞蹈》一片。河瀨為日本近年最重要的導演之一，擅長以細膩的鏡頭紀錄，本片中可看到西井咳嗽不止，河瀨拍到一半害怕地鏡頭掉到地上，畫面變成一片黑暗，導演的恐懼在片中不隱藏地展現。河瀨另一部片《影》探討一個父親與女兒相認的過程，她同時也是這次雙年展競賽片的評審，即將抵台觀片。</text:span></text:p>
      <text:p text:style-name="P3"><text:span text:style-name="T1">「比紀錄片還慢」是本屆影展最特殊的單元，以緩慢的影像取代言語向觀眾開展影像世界，麥可史諾的《中央地帶》三個小時中在山尖架設一台旋轉攝影機，完全沒有半個人出現，但影像卻呈現龐大的力量。幾部短片構成的《高加索不和諧組曲》也是影像多過言語，導演是阿諾瓦潘林宣是高達發掘的俄籍導演。俄籍導演亞歷山卓蘇卡諾夫也有《遊子悲歌》參展。「介入媒體」則處理傳統紀錄片關注的媒體受到操控、如何操控的主題，《製造共識：喬姆斯基談媒體》已是最著名的探討媒體的紀錄片。</text:span></text:p>
      <text:p text:style-name="P3"><text:span text:style-name="T1">紀錄片雙年展本屆的開幕片共有河瀨直美的《影》、韋納荷索的《白鑽石》及阿默斯吉泰的《房子》三部片，閉幕片則是艾格妮華達的《電影‧華達‧照片》；本屆將放映40多國122部作品，競賽則分為台灣獎、國際競賽、亞洲競賽三單元，每部工本費10元，兩廳院系統售票，影展期間還有多個座談探討紀錄片的製作市場及看紀錄片的多種角度，12到17日每晚7點半在華山還有免費的戶外放映場可看。洽詢02-23962001。</text:span></text:p>
      <text:p text:style-name="P3"><text:span text:style-name="T1">【2004/12/08 民生報】</text:span></text:p>
      <text:p text:style-name="P1"><text:span text:style-name="T1">我也來 | 2004.12.08 09:14 | </text:span><text:span text:style-name="T2">#</text:span></text:p>
      <text:p text:style-name="P2"><text:span text:style-name="T1">test..1.2..3... test..</text:span></text:p>
      <text:p text:style-name="P2"><text:span text:style-name="T1">新版本很漂亮 怡靜辛苦了！</text:span></text:p>
      <text:p text:style-name="P2"><text:span text:style-name="T1">qeg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